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zzBuzz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MOD([.$A1];3)" office:value-type="float" office:value="1" calcext:value-type="float">
            <text:p>1</text:p>
          </table:table-cell>
          <table:table-cell table:formula="of:=MOD([.$A1];5)" office:value-type="float" office:value="1" calcext:value-type="float">
            <text:p>1</text:p>
          </table:table-cell>
          <table:table-cell table:formula="of:=IF([.B1]=0;&quot;Fizz&quot;;&quot;&quot;)">
            <text:p/>
          </table:table-cell>
          <table:table-cell table:formula="of:=IF([.C1]=0;&quot;Buzz&quot;;&quot;&quot;)">
            <text:p/>
          </table:table-cell>
          <table:table-cell table:formula="of:=[.D1]&amp;[.E1]">
            <text:p/>
          </table:table-cell>
          <table:table-cell table:formula="of:=IF(LEN([.$F1])&gt;0; [.$F1]; [.$A1])" office:value-type="float" office:value="1" calcext:value-type="float">
            <text:p>1</text:p>
          </table:table-cell>
          <table:table-cell table:formula="of:=&quot;[InlineData(&quot;&amp;[.$A1]&amp;&quot;, &quot;&quot;&quot;&amp;[.$G1]&amp;&quot;&quot;&quot;)]&quot;" office:value-type="string" office:string-value="[InlineData(1, &quot;1&quot;)]" calcext:value-type="string">
            <text:p>[InlineData(1, "1")]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MOD([.$A2];3)" office:value-type="float" office:value="2" calcext:value-type="float">
            <text:p>2</text:p>
          </table:table-cell>
          <table:table-cell table:formula="of:=MOD([.$A2];5)" office:value-type="float" office:value="2" calcext:value-type="float">
            <text:p>2</text:p>
          </table:table-cell>
          <table:table-cell table:formula="of:=IF([.B2]=0;&quot;Fizz&quot;;&quot;&quot;)">
            <text:p/>
          </table:table-cell>
          <table:table-cell table:formula="of:=IF([.C2]=0;&quot;Buzz&quot;;&quot;&quot;)">
            <text:p/>
          </table:table-cell>
          <table:table-cell table:formula="of:=[.D2]&amp;[.E2]">
            <text:p/>
          </table:table-cell>
          <table:table-cell table:formula="of:=IF(LEN([.$F2])&gt;0; [.$F2]; [.$A2])" office:value-type="float" office:value="2" calcext:value-type="float">
            <text:p>2</text:p>
          </table:table-cell>
          <table:table-cell table:formula="of:=&quot;[InlineData(&quot;&amp;[.$A2]&amp;&quot;, &quot;&quot;&quot;&amp;[.$G2]&amp;&quot;&quot;&quot;)]&quot;" office:value-type="string" office:string-value="[InlineData(2, &quot;2&quot;)]" calcext:value-type="string">
            <text:p>[InlineData(2, "2")]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MOD([.$A3];3)" office:value-type="float" office:value="0" calcext:value-type="float">
            <text:p>0</text:p>
          </table:table-cell>
          <table:table-cell table:formula="of:=MOD([.$A3];5)" office:value-type="float" office:value="3" calcext:value-type="float">
            <text:p>3</text:p>
          </table:table-cell>
          <table:table-cell table:formula="of:=IF([.B3]=0;&quot;Fizz&quot;;&quot;&quot;)" office:value-type="string" office:string-value="Fizz" calcext:value-type="string">
            <text:p>Fizz</text:p>
          </table:table-cell>
          <table:table-cell table:formula="of:=IF([.C3]=0;&quot;Buzz&quot;;&quot;&quot;)">
            <text:p/>
          </table:table-cell>
          <table:table-cell table:formula="of:=[.D3]&amp;[.E3]" office:value-type="string" office:string-value="Fizz" calcext:value-type="string">
            <text:p>Fizz</text:p>
          </table:table-cell>
          <table:table-cell table:formula="of:=IF(LEN([.$F3])&gt;0; [.$F3]; [.$A3])" office:value-type="string" office:string-value="Fizz" calcext:value-type="string">
            <text:p>Fizz</text:p>
          </table:table-cell>
          <table:table-cell table:formula="of:=&quot;[InlineData(&quot;&amp;[.$A3]&amp;&quot;, &quot;&quot;&quot;&amp;[.$G3]&amp;&quot;&quot;&quot;)]&quot;" office:value-type="string" office:string-value="[InlineData(3, &quot;Fizz&quot;)]" calcext:value-type="string">
            <text:p>[InlineData(3, "Fizz")]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MOD([.$A4];3)" office:value-type="float" office:value="1" calcext:value-type="float">
            <text:p>1</text:p>
          </table:table-cell>
          <table:table-cell table:formula="of:=MOD([.$A4];5)" office:value-type="float" office:value="4" calcext:value-type="float">
            <text:p>4</text:p>
          </table:table-cell>
          <table:table-cell table:formula="of:=IF([.B4]=0;&quot;Fizz&quot;;&quot;&quot;)">
            <text:p/>
          </table:table-cell>
          <table:table-cell table:formula="of:=IF([.C4]=0;&quot;Buzz&quot;;&quot;&quot;)">
            <text:p/>
          </table:table-cell>
          <table:table-cell table:formula="of:=[.D4]&amp;[.E4]">
            <text:p/>
          </table:table-cell>
          <table:table-cell table:formula="of:=IF(LEN([.$F4])&gt;0; [.$F4]; [.$A4])" office:value-type="float" office:value="4" calcext:value-type="float">
            <text:p>4</text:p>
          </table:table-cell>
          <table:table-cell table:formula="of:=&quot;[InlineData(&quot;&amp;[.$A4]&amp;&quot;, &quot;&quot;&quot;&amp;[.$G4]&amp;&quot;&quot;&quot;)]&quot;" office:value-type="string" office:string-value="[InlineData(4, &quot;4&quot;)]" calcext:value-type="string">
            <text:p>[InlineData(4, "4")]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MOD([.$A5];3)" office:value-type="float" office:value="2" calcext:value-type="float">
            <text:p>2</text:p>
          </table:table-cell>
          <table:table-cell table:formula="of:=MOD([.$A5];5)" office:value-type="float" office:value="0" calcext:value-type="float">
            <text:p>0</text:p>
          </table:table-cell>
          <table:table-cell table:formula="of:=IF([.B5]=0;&quot;Fizz&quot;;&quot;&quot;)">
            <text:p/>
          </table:table-cell>
          <table:table-cell table:formula="of:=IF([.C5]=0;&quot;Buzz&quot;;&quot;&quot;)" office:value-type="string" office:string-value="Buzz" calcext:value-type="string">
            <text:p>Buzz</text:p>
          </table:table-cell>
          <table:table-cell table:formula="of:=[.D5]&amp;[.E5]" office:value-type="string" office:string-value="Buzz" calcext:value-type="string">
            <text:p>Buzz</text:p>
          </table:table-cell>
          <table:table-cell table:formula="of:=IF(LEN([.$F5])&gt;0; [.$F5]; [.$A5])" office:value-type="string" office:string-value="Buzz" calcext:value-type="string">
            <text:p>Buzz</text:p>
          </table:table-cell>
          <table:table-cell table:formula="of:=&quot;[InlineData(&quot;&amp;[.$A5]&amp;&quot;, &quot;&quot;&quot;&amp;[.$G5]&amp;&quot;&quot;&quot;)]&quot;" office:value-type="string" office:string-value="[InlineData(5, &quot;Buzz&quot;)]" calcext:value-type="string">
            <text:p>[InlineData(5, "Buzz")]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MOD([.$A6];3)" office:value-type="float" office:value="0" calcext:value-type="float">
            <text:p>0</text:p>
          </table:table-cell>
          <table:table-cell table:formula="of:=MOD([.$A6];5)" office:value-type="float" office:value="1" calcext:value-type="float">
            <text:p>1</text:p>
          </table:table-cell>
          <table:table-cell table:formula="of:=IF([.B6]=0;&quot;Fizz&quot;;&quot;&quot;)" office:value-type="string" office:string-value="Fizz" calcext:value-type="string">
            <text:p>Fizz</text:p>
          </table:table-cell>
          <table:table-cell table:formula="of:=IF([.C6]=0;&quot;Buzz&quot;;&quot;&quot;)">
            <text:p/>
          </table:table-cell>
          <table:table-cell table:formula="of:=[.D6]&amp;[.E6]" office:value-type="string" office:string-value="Fizz" calcext:value-type="string">
            <text:p>Fizz</text:p>
          </table:table-cell>
          <table:table-cell table:formula="of:=IF(LEN([.$F6])&gt;0; [.$F6]; [.$A6])" office:value-type="string" office:string-value="Fizz" calcext:value-type="string">
            <text:p>Fizz</text:p>
          </table:table-cell>
          <table:table-cell table:formula="of:=&quot;[InlineData(&quot;&amp;[.$A6]&amp;&quot;, &quot;&quot;&quot;&amp;[.$G6]&amp;&quot;&quot;&quot;)]&quot;" office:value-type="string" office:string-value="[InlineData(6, &quot;Fizz&quot;)]" calcext:value-type="string">
            <text:p>[InlineData(6, "Fizz")]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MOD([.$A7];3)" office:value-type="float" office:value="1" calcext:value-type="float">
            <text:p>1</text:p>
          </table:table-cell>
          <table:table-cell table:formula="of:=MOD([.$A7];5)" office:value-type="float" office:value="2" calcext:value-type="float">
            <text:p>2</text:p>
          </table:table-cell>
          <table:table-cell table:formula="of:=IF([.B7]=0;&quot;Fizz&quot;;&quot;&quot;)">
            <text:p/>
          </table:table-cell>
          <table:table-cell table:formula="of:=IF([.C7]=0;&quot;Buzz&quot;;&quot;&quot;)">
            <text:p/>
          </table:table-cell>
          <table:table-cell table:formula="of:=[.D7]&amp;[.E7]">
            <text:p/>
          </table:table-cell>
          <table:table-cell table:formula="of:=IF(LEN([.$F7])&gt;0; [.$F7]; [.$A7])" office:value-type="float" office:value="7" calcext:value-type="float">
            <text:p>7</text:p>
          </table:table-cell>
          <table:table-cell table:formula="of:=&quot;[InlineData(&quot;&amp;[.$A7]&amp;&quot;, &quot;&quot;&quot;&amp;[.$G7]&amp;&quot;&quot;&quot;)]&quot;" office:value-type="string" office:string-value="[InlineData(7, &quot;7&quot;)]" calcext:value-type="string">
            <text:p>[InlineData(7, "7")]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MOD([.$A8];3)" office:value-type="float" office:value="2" calcext:value-type="float">
            <text:p>2</text:p>
          </table:table-cell>
          <table:table-cell table:formula="of:=MOD([.$A8];5)" office:value-type="float" office:value="3" calcext:value-type="float">
            <text:p>3</text:p>
          </table:table-cell>
          <table:table-cell table:formula="of:=IF([.B8]=0;&quot;Fizz&quot;;&quot;&quot;)">
            <text:p/>
          </table:table-cell>
          <table:table-cell table:formula="of:=IF([.C8]=0;&quot;Buzz&quot;;&quot;&quot;)">
            <text:p/>
          </table:table-cell>
          <table:table-cell table:formula="of:=[.D8]&amp;[.E8]">
            <text:p/>
          </table:table-cell>
          <table:table-cell table:formula="of:=IF(LEN([.$F8])&gt;0; [.$F8]; [.$A8])" office:value-type="float" office:value="8" calcext:value-type="float">
            <text:p>8</text:p>
          </table:table-cell>
          <table:table-cell table:formula="of:=&quot;[InlineData(&quot;&amp;[.$A8]&amp;&quot;, &quot;&quot;&quot;&amp;[.$G8]&amp;&quot;&quot;&quot;)]&quot;" office:value-type="string" office:string-value="[InlineData(8, &quot;8&quot;)]" calcext:value-type="string">
            <text:p>[InlineData(8, "8")]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MOD([.$A9];3)" office:value-type="float" office:value="0" calcext:value-type="float">
            <text:p>0</text:p>
          </table:table-cell>
          <table:table-cell table:formula="of:=MOD([.$A9];5)" office:value-type="float" office:value="4" calcext:value-type="float">
            <text:p>4</text:p>
          </table:table-cell>
          <table:table-cell table:formula="of:=IF([.B9]=0;&quot;Fizz&quot;;&quot;&quot;)" office:value-type="string" office:string-value="Fizz" calcext:value-type="string">
            <text:p>Fizz</text:p>
          </table:table-cell>
          <table:table-cell table:formula="of:=IF([.C9]=0;&quot;Buzz&quot;;&quot;&quot;)">
            <text:p/>
          </table:table-cell>
          <table:table-cell table:formula="of:=[.D9]&amp;[.E9]" office:value-type="string" office:string-value="Fizz" calcext:value-type="string">
            <text:p>Fizz</text:p>
          </table:table-cell>
          <table:table-cell table:formula="of:=IF(LEN([.$F9])&gt;0; [.$F9]; [.$A9])" office:value-type="string" office:string-value="Fizz" calcext:value-type="string">
            <text:p>Fizz</text:p>
          </table:table-cell>
          <table:table-cell table:formula="of:=&quot;[InlineData(&quot;&amp;[.$A9]&amp;&quot;, &quot;&quot;&quot;&amp;[.$G9]&amp;&quot;&quot;&quot;)]&quot;" office:value-type="string" office:string-value="[InlineData(9, &quot;Fizz&quot;)]" calcext:value-type="string">
            <text:p>[InlineData(9, "Fizz")]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MOD([.$A10];3)" office:value-type="float" office:value="1" calcext:value-type="float">
            <text:p>1</text:p>
          </table:table-cell>
          <table:table-cell table:formula="of:=MOD([.$A10];5)" office:value-type="float" office:value="0" calcext:value-type="float">
            <text:p>0</text:p>
          </table:table-cell>
          <table:table-cell table:formula="of:=IF([.B10]=0;&quot;Fizz&quot;;&quot;&quot;)">
            <text:p/>
          </table:table-cell>
          <table:table-cell table:formula="of:=IF([.C10]=0;&quot;Buzz&quot;;&quot;&quot;)" office:value-type="string" office:string-value="Buzz" calcext:value-type="string">
            <text:p>Buzz</text:p>
          </table:table-cell>
          <table:table-cell table:formula="of:=[.D10]&amp;[.E10]" office:value-type="string" office:string-value="Buzz" calcext:value-type="string">
            <text:p>Buzz</text:p>
          </table:table-cell>
          <table:table-cell table:formula="of:=IF(LEN([.$F10])&gt;0; [.$F10]; [.$A10])" office:value-type="string" office:string-value="Buzz" calcext:value-type="string">
            <text:p>Buzz</text:p>
          </table:table-cell>
          <table:table-cell table:formula="of:=&quot;[InlineData(&quot;&amp;[.$A10]&amp;&quot;, &quot;&quot;&quot;&amp;[.$G10]&amp;&quot;&quot;&quot;)]&quot;" office:value-type="string" office:string-value="[InlineData(10, &quot;Buzz&quot;)]" calcext:value-type="string">
            <text:p>[InlineData(10, "Buzz")]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MOD([.$A11];3)" office:value-type="float" office:value="2" calcext:value-type="float">
            <text:p>2</text:p>
          </table:table-cell>
          <table:table-cell table:formula="of:=MOD([.$A11];5)" office:value-type="float" office:value="1" calcext:value-type="float">
            <text:p>1</text:p>
          </table:table-cell>
          <table:table-cell table:formula="of:=IF([.B11]=0;&quot;Fizz&quot;;&quot;&quot;)">
            <text:p/>
          </table:table-cell>
          <table:table-cell table:formula="of:=IF([.C11]=0;&quot;Buzz&quot;;&quot;&quot;)">
            <text:p/>
          </table:table-cell>
          <table:table-cell table:formula="of:=[.D11]&amp;[.E11]">
            <text:p/>
          </table:table-cell>
          <table:table-cell table:formula="of:=IF(LEN([.$F11])&gt;0; [.$F11]; [.$A11])" office:value-type="float" office:value="11" calcext:value-type="float">
            <text:p>11</text:p>
          </table:table-cell>
          <table:table-cell table:formula="of:=&quot;[InlineData(&quot;&amp;[.$A11]&amp;&quot;, &quot;&quot;&quot;&amp;[.$G11]&amp;&quot;&quot;&quot;)]&quot;" office:value-type="string" office:string-value="[InlineData(11, &quot;11&quot;)]" calcext:value-type="string">
            <text:p>[InlineData(11, "11")]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MOD([.$A12];3)" office:value-type="float" office:value="0" calcext:value-type="float">
            <text:p>0</text:p>
          </table:table-cell>
          <table:table-cell table:formula="of:=MOD([.$A12];5)" office:value-type="float" office:value="2" calcext:value-type="float">
            <text:p>2</text:p>
          </table:table-cell>
          <table:table-cell table:formula="of:=IF([.B12]=0;&quot;Fizz&quot;;&quot;&quot;)" office:value-type="string" office:string-value="Fizz" calcext:value-type="string">
            <text:p>Fizz</text:p>
          </table:table-cell>
          <table:table-cell table:formula="of:=IF([.C12]=0;&quot;Buzz&quot;;&quot;&quot;)">
            <text:p/>
          </table:table-cell>
          <table:table-cell table:formula="of:=[.D12]&amp;[.E12]" office:value-type="string" office:string-value="Fizz" calcext:value-type="string">
            <text:p>Fizz</text:p>
          </table:table-cell>
          <table:table-cell table:formula="of:=IF(LEN([.$F12])&gt;0; [.$F12]; [.$A12])" office:value-type="string" office:string-value="Fizz" calcext:value-type="string">
            <text:p>Fizz</text:p>
          </table:table-cell>
          <table:table-cell table:formula="of:=&quot;[InlineData(&quot;&amp;[.$A12]&amp;&quot;, &quot;&quot;&quot;&amp;[.$G12]&amp;&quot;&quot;&quot;)]&quot;" office:value-type="string" office:string-value="[InlineData(12, &quot;Fizz&quot;)]" calcext:value-type="string">
            <text:p>[InlineData(12, "Fizz")]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MOD([.$A13];3)" office:value-type="float" office:value="1" calcext:value-type="float">
            <text:p>1</text:p>
          </table:table-cell>
          <table:table-cell table:formula="of:=MOD([.$A13];5)" office:value-type="float" office:value="3" calcext:value-type="float">
            <text:p>3</text:p>
          </table:table-cell>
          <table:table-cell table:formula="of:=IF([.B13]=0;&quot;Fizz&quot;;&quot;&quot;)">
            <text:p/>
          </table:table-cell>
          <table:table-cell table:formula="of:=IF([.C13]=0;&quot;Buzz&quot;;&quot;&quot;)">
            <text:p/>
          </table:table-cell>
          <table:table-cell table:formula="of:=[.D13]&amp;[.E13]">
            <text:p/>
          </table:table-cell>
          <table:table-cell table:formula="of:=IF(LEN([.$F13])&gt;0; [.$F13]; [.$A13])" office:value-type="float" office:value="13" calcext:value-type="float">
            <text:p>13</text:p>
          </table:table-cell>
          <table:table-cell table:formula="of:=&quot;[InlineData(&quot;&amp;[.$A13]&amp;&quot;, &quot;&quot;&quot;&amp;[.$G13]&amp;&quot;&quot;&quot;)]&quot;" office:value-type="string" office:string-value="[InlineData(13, &quot;13&quot;)]" calcext:value-type="string">
            <text:p>[InlineData(13, "13")]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MOD([.$A14];3)" office:value-type="float" office:value="2" calcext:value-type="float">
            <text:p>2</text:p>
          </table:table-cell>
          <table:table-cell table:formula="of:=MOD([.$A14];5)" office:value-type="float" office:value="4" calcext:value-type="float">
            <text:p>4</text:p>
          </table:table-cell>
          <table:table-cell table:formula="of:=IF([.B14]=0;&quot;Fizz&quot;;&quot;&quot;)">
            <text:p/>
          </table:table-cell>
          <table:table-cell table:formula="of:=IF([.C14]=0;&quot;Buzz&quot;;&quot;&quot;)">
            <text:p/>
          </table:table-cell>
          <table:table-cell table:formula="of:=[.D14]&amp;[.E14]">
            <text:p/>
          </table:table-cell>
          <table:table-cell table:formula="of:=IF(LEN([.$F14])&gt;0; [.$F14]; [.$A14])" office:value-type="float" office:value="14" calcext:value-type="float">
            <text:p>14</text:p>
          </table:table-cell>
          <table:table-cell table:formula="of:=&quot;[InlineData(&quot;&amp;[.$A14]&amp;&quot;, &quot;&quot;&quot;&amp;[.$G14]&amp;&quot;&quot;&quot;)]&quot;" office:value-type="string" office:string-value="[InlineData(14, &quot;14&quot;)]" calcext:value-type="string">
            <text:p>[InlineData(14, "14")]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MOD([.$A15];3)" office:value-type="float" office:value="0" calcext:value-type="float">
            <text:p>0</text:p>
          </table:table-cell>
          <table:table-cell table:formula="of:=MOD([.$A15];5)" office:value-type="float" office:value="0" calcext:value-type="float">
            <text:p>0</text:p>
          </table:table-cell>
          <table:table-cell table:formula="of:=IF([.B15]=0;&quot;Fizz&quot;;&quot;&quot;)" office:value-type="string" office:string-value="Fizz" calcext:value-type="string">
            <text:p>Fizz</text:p>
          </table:table-cell>
          <table:table-cell table:formula="of:=IF([.C15]=0;&quot;Buzz&quot;;&quot;&quot;)" office:value-type="string" office:string-value="Buzz" calcext:value-type="string">
            <text:p>Buzz</text:p>
          </table:table-cell>
          <table:table-cell table:formula="of:=[.D15]&amp;[.E15]" office:value-type="string" office:string-value="FizzBuzz" calcext:value-type="string">
            <text:p>FizzBuzz</text:p>
          </table:table-cell>
          <table:table-cell table:formula="of:=IF(LEN([.$F15])&gt;0; [.$F15]; [.$A15])" office:value-type="string" office:string-value="FizzBuzz" calcext:value-type="string">
            <text:p>FizzBuzz</text:p>
          </table:table-cell>
          <table:table-cell table:formula="of:=&quot;[InlineData(&quot;&amp;[.$A15]&amp;&quot;, &quot;&quot;&quot;&amp;[.$G15]&amp;&quot;&quot;&quot;)]&quot;" office:value-type="string" office:string-value="[InlineData(15, &quot;FizzBuzz&quot;)]" calcext:value-type="string">
            <text:p>[InlineData(15, "FizzBuzz")]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MOD([.$A16];3)" office:value-type="float" office:value="1" calcext:value-type="float">
            <text:p>1</text:p>
          </table:table-cell>
          <table:table-cell table:formula="of:=MOD([.$A16];5)" office:value-type="float" office:value="1" calcext:value-type="float">
            <text:p>1</text:p>
          </table:table-cell>
          <table:table-cell table:formula="of:=IF([.B16]=0;&quot;Fizz&quot;;&quot;&quot;)">
            <text:p/>
          </table:table-cell>
          <table:table-cell table:formula="of:=IF([.C16]=0;&quot;Buzz&quot;;&quot;&quot;)">
            <text:p/>
          </table:table-cell>
          <table:table-cell table:formula="of:=[.D16]&amp;[.E16]">
            <text:p/>
          </table:table-cell>
          <table:table-cell table:formula="of:=IF(LEN([.$F16])&gt;0; [.$F16]; [.$A16])" office:value-type="float" office:value="16" calcext:value-type="float">
            <text:p>16</text:p>
          </table:table-cell>
          <table:table-cell table:formula="of:=&quot;[InlineData(&quot;&amp;[.$A16]&amp;&quot;, &quot;&quot;&quot;&amp;[.$G16]&amp;&quot;&quot;&quot;)]&quot;" office:value-type="string" office:string-value="[InlineData(16, &quot;16&quot;)]" calcext:value-type="string">
            <text:p>[InlineData(16, "16")]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MOD([.$A17];3)" office:value-type="float" office:value="2" calcext:value-type="float">
            <text:p>2</text:p>
          </table:table-cell>
          <table:table-cell table:formula="of:=MOD([.$A17];5)" office:value-type="float" office:value="2" calcext:value-type="float">
            <text:p>2</text:p>
          </table:table-cell>
          <table:table-cell table:formula="of:=IF([.B17]=0;&quot;Fizz&quot;;&quot;&quot;)">
            <text:p/>
          </table:table-cell>
          <table:table-cell table:formula="of:=IF([.C17]=0;&quot;Buzz&quot;;&quot;&quot;)">
            <text:p/>
          </table:table-cell>
          <table:table-cell table:formula="of:=[.D17]&amp;[.E17]">
            <text:p/>
          </table:table-cell>
          <table:table-cell table:formula="of:=IF(LEN([.$F17])&gt;0; [.$F17]; [.$A17])" office:value-type="float" office:value="17" calcext:value-type="float">
            <text:p>17</text:p>
          </table:table-cell>
          <table:table-cell table:formula="of:=&quot;[InlineData(&quot;&amp;[.$A17]&amp;&quot;, &quot;&quot;&quot;&amp;[.$G17]&amp;&quot;&quot;&quot;)]&quot;" office:value-type="string" office:string-value="[InlineData(17, &quot;17&quot;)]" calcext:value-type="string">
            <text:p>[InlineData(17, "17")]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MOD([.$A18];3)" office:value-type="float" office:value="0" calcext:value-type="float">
            <text:p>0</text:p>
          </table:table-cell>
          <table:table-cell table:formula="of:=MOD([.$A18];5)" office:value-type="float" office:value="3" calcext:value-type="float">
            <text:p>3</text:p>
          </table:table-cell>
          <table:table-cell table:formula="of:=IF([.B18]=0;&quot;Fizz&quot;;&quot;&quot;)" office:value-type="string" office:string-value="Fizz" calcext:value-type="string">
            <text:p>Fizz</text:p>
          </table:table-cell>
          <table:table-cell table:formula="of:=IF([.C18]=0;&quot;Buzz&quot;;&quot;&quot;)">
            <text:p/>
          </table:table-cell>
          <table:table-cell table:formula="of:=[.D18]&amp;[.E18]" office:value-type="string" office:string-value="Fizz" calcext:value-type="string">
            <text:p>Fizz</text:p>
          </table:table-cell>
          <table:table-cell table:formula="of:=IF(LEN([.$F18])&gt;0; [.$F18]; [.$A18])" office:value-type="string" office:string-value="Fizz" calcext:value-type="string">
            <text:p>Fizz</text:p>
          </table:table-cell>
          <table:table-cell table:formula="of:=&quot;[InlineData(&quot;&amp;[.$A18]&amp;&quot;, &quot;&quot;&quot;&amp;[.$G18]&amp;&quot;&quot;&quot;)]&quot;" office:value-type="string" office:string-value="[InlineData(18, &quot;Fizz&quot;)]" calcext:value-type="string">
            <text:p>[InlineData(18, "Fizz")]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MOD([.$A19];3)" office:value-type="float" office:value="1" calcext:value-type="float">
            <text:p>1</text:p>
          </table:table-cell>
          <table:table-cell table:formula="of:=MOD([.$A19];5)" office:value-type="float" office:value="4" calcext:value-type="float">
            <text:p>4</text:p>
          </table:table-cell>
          <table:table-cell table:formula="of:=IF([.B19]=0;&quot;Fizz&quot;;&quot;&quot;)">
            <text:p/>
          </table:table-cell>
          <table:table-cell table:formula="of:=IF([.C19]=0;&quot;Buzz&quot;;&quot;&quot;)">
            <text:p/>
          </table:table-cell>
          <table:table-cell table:formula="of:=[.D19]&amp;[.E19]">
            <text:p/>
          </table:table-cell>
          <table:table-cell table:formula="of:=IF(LEN([.$F19])&gt;0; [.$F19]; [.$A19])" office:value-type="float" office:value="19" calcext:value-type="float">
            <text:p>19</text:p>
          </table:table-cell>
          <table:table-cell table:formula="of:=&quot;[InlineData(&quot;&amp;[.$A19]&amp;&quot;, &quot;&quot;&quot;&amp;[.$G19]&amp;&quot;&quot;&quot;)]&quot;" office:value-type="string" office:string-value="[InlineData(19, &quot;19&quot;)]" calcext:value-type="string">
            <text:p>[InlineData(19, "19")]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MOD([.$A20];3)" office:value-type="float" office:value="2" calcext:value-type="float">
            <text:p>2</text:p>
          </table:table-cell>
          <table:table-cell table:formula="of:=MOD([.$A20];5)" office:value-type="float" office:value="0" calcext:value-type="float">
            <text:p>0</text:p>
          </table:table-cell>
          <table:table-cell table:formula="of:=IF([.B20]=0;&quot;Fizz&quot;;&quot;&quot;)">
            <text:p/>
          </table:table-cell>
          <table:table-cell table:formula="of:=IF([.C20]=0;&quot;Buzz&quot;;&quot;&quot;)" office:value-type="string" office:string-value="Buzz" calcext:value-type="string">
            <text:p>Buzz</text:p>
          </table:table-cell>
          <table:table-cell table:formula="of:=[.D20]&amp;[.E20]" office:value-type="string" office:string-value="Buzz" calcext:value-type="string">
            <text:p>Buzz</text:p>
          </table:table-cell>
          <table:table-cell table:formula="of:=IF(LEN([.$F20])&gt;0; [.$F20]; [.$A20])" office:value-type="string" office:string-value="Buzz" calcext:value-type="string">
            <text:p>Buzz</text:p>
          </table:table-cell>
          <table:table-cell table:formula="of:=&quot;[InlineData(&quot;&amp;[.$A20]&amp;&quot;, &quot;&quot;&quot;&amp;[.$G20]&amp;&quot;&quot;&quot;)]&quot;" office:value-type="string" office:string-value="[InlineData(20, &quot;Buzz&quot;)]" calcext:value-type="string">
            <text:p>[InlineData(20, "Buzz")]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MOD([.$A21];3)" office:value-type="float" office:value="0" calcext:value-type="float">
            <text:p>0</text:p>
          </table:table-cell>
          <table:table-cell table:formula="of:=MOD([.$A21];5)" office:value-type="float" office:value="1" calcext:value-type="float">
            <text:p>1</text:p>
          </table:table-cell>
          <table:table-cell table:formula="of:=IF([.B21]=0;&quot;Fizz&quot;;&quot;&quot;)" office:value-type="string" office:string-value="Fizz" calcext:value-type="string">
            <text:p>Fizz</text:p>
          </table:table-cell>
          <table:table-cell table:formula="of:=IF([.C21]=0;&quot;Buzz&quot;;&quot;&quot;)">
            <text:p/>
          </table:table-cell>
          <table:table-cell table:formula="of:=[.D21]&amp;[.E21]" office:value-type="string" office:string-value="Fizz" calcext:value-type="string">
            <text:p>Fizz</text:p>
          </table:table-cell>
          <table:table-cell table:formula="of:=IF(LEN([.$F21])&gt;0; [.$F21]; [.$A21])" office:value-type="string" office:string-value="Fizz" calcext:value-type="string">
            <text:p>Fizz</text:p>
          </table:table-cell>
          <table:table-cell table:formula="of:=&quot;[InlineData(&quot;&amp;[.$A21]&amp;&quot;, &quot;&quot;&quot;&amp;[.$G21]&amp;&quot;&quot;&quot;)]&quot;" office:value-type="string" office:string-value="[InlineData(21, &quot;Fizz&quot;)]" calcext:value-type="string">
            <text:p>[InlineData(21, "Fizz")]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MOD([.$A22];3)" office:value-type="float" office:value="1" calcext:value-type="float">
            <text:p>1</text:p>
          </table:table-cell>
          <table:table-cell table:formula="of:=MOD([.$A22];5)" office:value-type="float" office:value="2" calcext:value-type="float">
            <text:p>2</text:p>
          </table:table-cell>
          <table:table-cell table:formula="of:=IF([.B22]=0;&quot;Fizz&quot;;&quot;&quot;)">
            <text:p/>
          </table:table-cell>
          <table:table-cell table:formula="of:=IF([.C22]=0;&quot;Buzz&quot;;&quot;&quot;)">
            <text:p/>
          </table:table-cell>
          <table:table-cell table:formula="of:=[.D22]&amp;[.E22]">
            <text:p/>
          </table:table-cell>
          <table:table-cell table:formula="of:=IF(LEN([.$F22])&gt;0; [.$F22]; [.$A22])" office:value-type="float" office:value="22" calcext:value-type="float">
            <text:p>22</text:p>
          </table:table-cell>
          <table:table-cell table:formula="of:=&quot;[InlineData(&quot;&amp;[.$A22]&amp;&quot;, &quot;&quot;&quot;&amp;[.$G22]&amp;&quot;&quot;&quot;)]&quot;" office:value-type="string" office:string-value="[InlineData(22, &quot;22&quot;)]" calcext:value-type="string">
            <text:p>[InlineData(22, "22")]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MOD([.$A23];3)" office:value-type="float" office:value="2" calcext:value-type="float">
            <text:p>2</text:p>
          </table:table-cell>
          <table:table-cell table:formula="of:=MOD([.$A23];5)" office:value-type="float" office:value="3" calcext:value-type="float">
            <text:p>3</text:p>
          </table:table-cell>
          <table:table-cell table:formula="of:=IF([.B23]=0;&quot;Fizz&quot;;&quot;&quot;)">
            <text:p/>
          </table:table-cell>
          <table:table-cell table:formula="of:=IF([.C23]=0;&quot;Buzz&quot;;&quot;&quot;)">
            <text:p/>
          </table:table-cell>
          <table:table-cell table:formula="of:=[.D23]&amp;[.E23]">
            <text:p/>
          </table:table-cell>
          <table:table-cell table:formula="of:=IF(LEN([.$F23])&gt;0; [.$F23]; [.$A23])" office:value-type="float" office:value="23" calcext:value-type="float">
            <text:p>23</text:p>
          </table:table-cell>
          <table:table-cell table:formula="of:=&quot;[InlineData(&quot;&amp;[.$A23]&amp;&quot;, &quot;&quot;&quot;&amp;[.$G23]&amp;&quot;&quot;&quot;)]&quot;" office:value-type="string" office:string-value="[InlineData(23, &quot;23&quot;)]" calcext:value-type="string">
            <text:p>[InlineData(23, "23")]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MOD([.$A24];3)" office:value-type="float" office:value="0" calcext:value-type="float">
            <text:p>0</text:p>
          </table:table-cell>
          <table:table-cell table:formula="of:=MOD([.$A24];5)" office:value-type="float" office:value="4" calcext:value-type="float">
            <text:p>4</text:p>
          </table:table-cell>
          <table:table-cell table:formula="of:=IF([.B24]=0;&quot;Fizz&quot;;&quot;&quot;)" office:value-type="string" office:string-value="Fizz" calcext:value-type="string">
            <text:p>Fizz</text:p>
          </table:table-cell>
          <table:table-cell table:formula="of:=IF([.C24]=0;&quot;Buzz&quot;;&quot;&quot;)">
            <text:p/>
          </table:table-cell>
          <table:table-cell table:formula="of:=[.D24]&amp;[.E24]" office:value-type="string" office:string-value="Fizz" calcext:value-type="string">
            <text:p>Fizz</text:p>
          </table:table-cell>
          <table:table-cell table:formula="of:=IF(LEN([.$F24])&gt;0; [.$F24]; [.$A24])" office:value-type="string" office:string-value="Fizz" calcext:value-type="string">
            <text:p>Fizz</text:p>
          </table:table-cell>
          <table:table-cell table:formula="of:=&quot;[InlineData(&quot;&amp;[.$A24]&amp;&quot;, &quot;&quot;&quot;&amp;[.$G24]&amp;&quot;&quot;&quot;)]&quot;" office:value-type="string" office:string-value="[InlineData(24, &quot;Fizz&quot;)]" calcext:value-type="string">
            <text:p>[InlineData(24, "Fizz")]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MOD([.$A25];3)" office:value-type="float" office:value="1" calcext:value-type="float">
            <text:p>1</text:p>
          </table:table-cell>
          <table:table-cell table:formula="of:=MOD([.$A25];5)" office:value-type="float" office:value="0" calcext:value-type="float">
            <text:p>0</text:p>
          </table:table-cell>
          <table:table-cell table:formula="of:=IF([.B25]=0;&quot;Fizz&quot;;&quot;&quot;)">
            <text:p/>
          </table:table-cell>
          <table:table-cell table:formula="of:=IF([.C25]=0;&quot;Buzz&quot;;&quot;&quot;)" office:value-type="string" office:string-value="Buzz" calcext:value-type="string">
            <text:p>Buzz</text:p>
          </table:table-cell>
          <table:table-cell table:formula="of:=[.D25]&amp;[.E25]" office:value-type="string" office:string-value="Buzz" calcext:value-type="string">
            <text:p>Buzz</text:p>
          </table:table-cell>
          <table:table-cell table:formula="of:=IF(LEN([.$F25])&gt;0; [.$F25]; [.$A25])" office:value-type="string" office:string-value="Buzz" calcext:value-type="string">
            <text:p>Buzz</text:p>
          </table:table-cell>
          <table:table-cell table:formula="of:=&quot;[InlineData(&quot;&amp;[.$A25]&amp;&quot;, &quot;&quot;&quot;&amp;[.$G25]&amp;&quot;&quot;&quot;)]&quot;" office:value-type="string" office:string-value="[InlineData(25, &quot;Buzz&quot;)]" calcext:value-type="string">
            <text:p>[InlineData(25, "Buzz")]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MOD([.$A26];3)" office:value-type="float" office:value="2" calcext:value-type="float">
            <text:p>2</text:p>
          </table:table-cell>
          <table:table-cell table:formula="of:=MOD([.$A26];5)" office:value-type="float" office:value="1" calcext:value-type="float">
            <text:p>1</text:p>
          </table:table-cell>
          <table:table-cell table:formula="of:=IF([.B26]=0;&quot;Fizz&quot;;&quot;&quot;)">
            <text:p/>
          </table:table-cell>
          <table:table-cell table:formula="of:=IF([.C26]=0;&quot;Buzz&quot;;&quot;&quot;)">
            <text:p/>
          </table:table-cell>
          <table:table-cell table:formula="of:=[.D26]&amp;[.E26]">
            <text:p/>
          </table:table-cell>
          <table:table-cell table:formula="of:=IF(LEN([.$F26])&gt;0; [.$F26]; [.$A26])" office:value-type="float" office:value="26" calcext:value-type="float">
            <text:p>26</text:p>
          </table:table-cell>
          <table:table-cell table:formula="of:=&quot;[InlineData(&quot;&amp;[.$A26]&amp;&quot;, &quot;&quot;&quot;&amp;[.$G26]&amp;&quot;&quot;&quot;)]&quot;" office:value-type="string" office:string-value="[InlineData(26, &quot;26&quot;)]" calcext:value-type="string">
            <text:p>[InlineData(26, "26")]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MOD([.$A27];3)" office:value-type="float" office:value="0" calcext:value-type="float">
            <text:p>0</text:p>
          </table:table-cell>
          <table:table-cell table:formula="of:=MOD([.$A27];5)" office:value-type="float" office:value="2" calcext:value-type="float">
            <text:p>2</text:p>
          </table:table-cell>
          <table:table-cell table:formula="of:=IF([.B27]=0;&quot;Fizz&quot;;&quot;&quot;)" office:value-type="string" office:string-value="Fizz" calcext:value-type="string">
            <text:p>Fizz</text:p>
          </table:table-cell>
          <table:table-cell table:formula="of:=IF([.C27]=0;&quot;Buzz&quot;;&quot;&quot;)">
            <text:p/>
          </table:table-cell>
          <table:table-cell table:formula="of:=[.D27]&amp;[.E27]" office:value-type="string" office:string-value="Fizz" calcext:value-type="string">
            <text:p>Fizz</text:p>
          </table:table-cell>
          <table:table-cell table:formula="of:=IF(LEN([.$F27])&gt;0; [.$F27]; [.$A27])" office:value-type="string" office:string-value="Fizz" calcext:value-type="string">
            <text:p>Fizz</text:p>
          </table:table-cell>
          <table:table-cell table:formula="of:=&quot;[InlineData(&quot;&amp;[.$A27]&amp;&quot;, &quot;&quot;&quot;&amp;[.$G27]&amp;&quot;&quot;&quot;)]&quot;" office:value-type="string" office:string-value="[InlineData(27, &quot;Fizz&quot;)]" calcext:value-type="string">
            <text:p>[InlineData(27, "Fizz")]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MOD([.$A28];3)" office:value-type="float" office:value="1" calcext:value-type="float">
            <text:p>1</text:p>
          </table:table-cell>
          <table:table-cell table:formula="of:=MOD([.$A28];5)" office:value-type="float" office:value="3" calcext:value-type="float">
            <text:p>3</text:p>
          </table:table-cell>
          <table:table-cell table:formula="of:=IF([.B28]=0;&quot;Fizz&quot;;&quot;&quot;)">
            <text:p/>
          </table:table-cell>
          <table:table-cell table:formula="of:=IF([.C28]=0;&quot;Buzz&quot;;&quot;&quot;)">
            <text:p/>
          </table:table-cell>
          <table:table-cell table:formula="of:=[.D28]&amp;[.E28]">
            <text:p/>
          </table:table-cell>
          <table:table-cell table:formula="of:=IF(LEN([.$F28])&gt;0; [.$F28]; [.$A28])" office:value-type="float" office:value="28" calcext:value-type="float">
            <text:p>28</text:p>
          </table:table-cell>
          <table:table-cell table:formula="of:=&quot;[InlineData(&quot;&amp;[.$A28]&amp;&quot;, &quot;&quot;&quot;&amp;[.$G28]&amp;&quot;&quot;&quot;)]&quot;" office:value-type="string" office:string-value="[InlineData(28, &quot;28&quot;)]" calcext:value-type="string">
            <text:p>[InlineData(28, "28")]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MOD([.$A29];3)" office:value-type="float" office:value="2" calcext:value-type="float">
            <text:p>2</text:p>
          </table:table-cell>
          <table:table-cell table:formula="of:=MOD([.$A29];5)" office:value-type="float" office:value="4" calcext:value-type="float">
            <text:p>4</text:p>
          </table:table-cell>
          <table:table-cell table:formula="of:=IF([.B29]=0;&quot;Fizz&quot;;&quot;&quot;)">
            <text:p/>
          </table:table-cell>
          <table:table-cell table:formula="of:=IF([.C29]=0;&quot;Buzz&quot;;&quot;&quot;)">
            <text:p/>
          </table:table-cell>
          <table:table-cell table:formula="of:=[.D29]&amp;[.E29]">
            <text:p/>
          </table:table-cell>
          <table:table-cell table:formula="of:=IF(LEN([.$F29])&gt;0; [.$F29]; [.$A29])" office:value-type="float" office:value="29" calcext:value-type="float">
            <text:p>29</text:p>
          </table:table-cell>
          <table:table-cell table:formula="of:=&quot;[InlineData(&quot;&amp;[.$A29]&amp;&quot;, &quot;&quot;&quot;&amp;[.$G29]&amp;&quot;&quot;&quot;)]&quot;" office:value-type="string" office:string-value="[InlineData(29, &quot;29&quot;)]" calcext:value-type="string">
            <text:p>[InlineData(29, "29")]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MOD([.$A30];3)" office:value-type="float" office:value="0" calcext:value-type="float">
            <text:p>0</text:p>
          </table:table-cell>
          <table:table-cell table:formula="of:=MOD([.$A30];5)" office:value-type="float" office:value="0" calcext:value-type="float">
            <text:p>0</text:p>
          </table:table-cell>
          <table:table-cell table:formula="of:=IF([.B30]=0;&quot;Fizz&quot;;&quot;&quot;)" office:value-type="string" office:string-value="Fizz" calcext:value-type="string">
            <text:p>Fizz</text:p>
          </table:table-cell>
          <table:table-cell table:formula="of:=IF([.C30]=0;&quot;Buzz&quot;;&quot;&quot;)" office:value-type="string" office:string-value="Buzz" calcext:value-type="string">
            <text:p>Buzz</text:p>
          </table:table-cell>
          <table:table-cell table:formula="of:=[.D30]&amp;[.E30]" office:value-type="string" office:string-value="FizzBuzz" calcext:value-type="string">
            <text:p>FizzBuzz</text:p>
          </table:table-cell>
          <table:table-cell table:formula="of:=IF(LEN([.$F30])&gt;0; [.$F30]; [.$A30])" office:value-type="string" office:string-value="FizzBuzz" calcext:value-type="string">
            <text:p>FizzBuzz</text:p>
          </table:table-cell>
          <table:table-cell table:formula="of:=&quot;[InlineData(&quot;&amp;[.$A30]&amp;&quot;, &quot;&quot;&quot;&amp;[.$G30]&amp;&quot;&quot;&quot;)]&quot;" office:value-type="string" office:string-value="[InlineData(30, &quot;FizzBuzz&quot;)]" calcext:value-type="string">
            <text:p>[InlineData(30, "FizzBuzz")]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MOD([.$A31];3)" office:value-type="float" office:value="1" calcext:value-type="float">
            <text:p>1</text:p>
          </table:table-cell>
          <table:table-cell table:formula="of:=MOD([.$A31];5)" office:value-type="float" office:value="1" calcext:value-type="float">
            <text:p>1</text:p>
          </table:table-cell>
          <table:table-cell table:formula="of:=IF([.B31]=0;&quot;Fizz&quot;;&quot;&quot;)">
            <text:p/>
          </table:table-cell>
          <table:table-cell table:formula="of:=IF([.C31]=0;&quot;Buzz&quot;;&quot;&quot;)">
            <text:p/>
          </table:table-cell>
          <table:table-cell table:formula="of:=[.D31]&amp;[.E31]">
            <text:p/>
          </table:table-cell>
          <table:table-cell table:formula="of:=IF(LEN([.$F31])&gt;0; [.$F31]; [.$A31])" office:value-type="float" office:value="31" calcext:value-type="float">
            <text:p>31</text:p>
          </table:table-cell>
          <table:table-cell table:formula="of:=&quot;[InlineData(&quot;&amp;[.$A31]&amp;&quot;, &quot;&quot;&quot;&amp;[.$G31]&amp;&quot;&quot;&quot;)]&quot;" office:value-type="string" office:string-value="[InlineData(31, &quot;31&quot;)]" calcext:value-type="string">
            <text:p>[InlineData(31, "31")]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MOD([.$A32];3)" office:value-type="float" office:value="2" calcext:value-type="float">
            <text:p>2</text:p>
          </table:table-cell>
          <table:table-cell table:formula="of:=MOD([.$A32];5)" office:value-type="float" office:value="2" calcext:value-type="float">
            <text:p>2</text:p>
          </table:table-cell>
          <table:table-cell table:formula="of:=IF([.B32]=0;&quot;Fizz&quot;;&quot;&quot;)">
            <text:p/>
          </table:table-cell>
          <table:table-cell table:formula="of:=IF([.C32]=0;&quot;Buzz&quot;;&quot;&quot;)">
            <text:p/>
          </table:table-cell>
          <table:table-cell table:formula="of:=[.D32]&amp;[.E32]">
            <text:p/>
          </table:table-cell>
          <table:table-cell table:formula="of:=IF(LEN([.$F32])&gt;0; [.$F32]; [.$A32])" office:value-type="float" office:value="32" calcext:value-type="float">
            <text:p>32</text:p>
          </table:table-cell>
          <table:table-cell table:formula="of:=&quot;[InlineData(&quot;&amp;[.$A32]&amp;&quot;, &quot;&quot;&quot;&amp;[.$G32]&amp;&quot;&quot;&quot;)]&quot;" office:value-type="string" office:string-value="[InlineData(32, &quot;32&quot;)]" calcext:value-type="string">
            <text:p>[InlineData(32, "32")]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MOD([.$A33];3)" office:value-type="float" office:value="0" calcext:value-type="float">
            <text:p>0</text:p>
          </table:table-cell>
          <table:table-cell table:formula="of:=MOD([.$A33];5)" office:value-type="float" office:value="3" calcext:value-type="float">
            <text:p>3</text:p>
          </table:table-cell>
          <table:table-cell table:formula="of:=IF([.B33]=0;&quot;Fizz&quot;;&quot;&quot;)" office:value-type="string" office:string-value="Fizz" calcext:value-type="string">
            <text:p>Fizz</text:p>
          </table:table-cell>
          <table:table-cell table:formula="of:=IF([.C33]=0;&quot;Buzz&quot;;&quot;&quot;)">
            <text:p/>
          </table:table-cell>
          <table:table-cell table:formula="of:=[.D33]&amp;[.E33]" office:value-type="string" office:string-value="Fizz" calcext:value-type="string">
            <text:p>Fizz</text:p>
          </table:table-cell>
          <table:table-cell table:formula="of:=IF(LEN([.$F33])&gt;0; [.$F33]; [.$A33])" office:value-type="string" office:string-value="Fizz" calcext:value-type="string">
            <text:p>Fizz</text:p>
          </table:table-cell>
          <table:table-cell table:formula="of:=&quot;[InlineData(&quot;&amp;[.$A33]&amp;&quot;, &quot;&quot;&quot;&amp;[.$G33]&amp;&quot;&quot;&quot;)]&quot;" office:value-type="string" office:string-value="[InlineData(33, &quot;Fizz&quot;)]" calcext:value-type="string">
            <text:p>[InlineData(33, "Fizz")]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MOD([.$A34];3)" office:value-type="float" office:value="1" calcext:value-type="float">
            <text:p>1</text:p>
          </table:table-cell>
          <table:table-cell table:formula="of:=MOD([.$A34];5)" office:value-type="float" office:value="4" calcext:value-type="float">
            <text:p>4</text:p>
          </table:table-cell>
          <table:table-cell table:formula="of:=IF([.B34]=0;&quot;Fizz&quot;;&quot;&quot;)">
            <text:p/>
          </table:table-cell>
          <table:table-cell table:formula="of:=IF([.C34]=0;&quot;Buzz&quot;;&quot;&quot;)">
            <text:p/>
          </table:table-cell>
          <table:table-cell table:formula="of:=[.D34]&amp;[.E34]">
            <text:p/>
          </table:table-cell>
          <table:table-cell table:formula="of:=IF(LEN([.$F34])&gt;0; [.$F34]; [.$A34])" office:value-type="float" office:value="34" calcext:value-type="float">
            <text:p>34</text:p>
          </table:table-cell>
          <table:table-cell table:formula="of:=&quot;[InlineData(&quot;&amp;[.$A34]&amp;&quot;, &quot;&quot;&quot;&amp;[.$G34]&amp;&quot;&quot;&quot;)]&quot;" office:value-type="string" office:string-value="[InlineData(34, &quot;34&quot;)]" calcext:value-type="string">
            <text:p>[InlineData(34, "34")]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MOD([.$A35];3)" office:value-type="float" office:value="2" calcext:value-type="float">
            <text:p>2</text:p>
          </table:table-cell>
          <table:table-cell table:formula="of:=MOD([.$A35];5)" office:value-type="float" office:value="0" calcext:value-type="float">
            <text:p>0</text:p>
          </table:table-cell>
          <table:table-cell table:formula="of:=IF([.B35]=0;&quot;Fizz&quot;;&quot;&quot;)">
            <text:p/>
          </table:table-cell>
          <table:table-cell table:formula="of:=IF([.C35]=0;&quot;Buzz&quot;;&quot;&quot;)" office:value-type="string" office:string-value="Buzz" calcext:value-type="string">
            <text:p>Buzz</text:p>
          </table:table-cell>
          <table:table-cell table:formula="of:=[.D35]&amp;[.E35]" office:value-type="string" office:string-value="Buzz" calcext:value-type="string">
            <text:p>Buzz</text:p>
          </table:table-cell>
          <table:table-cell table:formula="of:=IF(LEN([.$F35])&gt;0; [.$F35]; [.$A35])" office:value-type="string" office:string-value="Buzz" calcext:value-type="string">
            <text:p>Buzz</text:p>
          </table:table-cell>
          <table:table-cell table:formula="of:=&quot;[InlineData(&quot;&amp;[.$A35]&amp;&quot;, &quot;&quot;&quot;&amp;[.$G35]&amp;&quot;&quot;&quot;)]&quot;" office:value-type="string" office:string-value="[InlineData(35, &quot;Buzz&quot;)]" calcext:value-type="string">
            <text:p>[InlineData(35, "Buzz")]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MOD([.$A36];3)" office:value-type="float" office:value="0" calcext:value-type="float">
            <text:p>0</text:p>
          </table:table-cell>
          <table:table-cell table:formula="of:=MOD([.$A36];5)" office:value-type="float" office:value="1" calcext:value-type="float">
            <text:p>1</text:p>
          </table:table-cell>
          <table:table-cell table:formula="of:=IF([.B36]=0;&quot;Fizz&quot;;&quot;&quot;)" office:value-type="string" office:string-value="Fizz" calcext:value-type="string">
            <text:p>Fizz</text:p>
          </table:table-cell>
          <table:table-cell table:formula="of:=IF([.C36]=0;&quot;Buzz&quot;;&quot;&quot;)">
            <text:p/>
          </table:table-cell>
          <table:table-cell table:formula="of:=[.D36]&amp;[.E36]" office:value-type="string" office:string-value="Fizz" calcext:value-type="string">
            <text:p>Fizz</text:p>
          </table:table-cell>
          <table:table-cell table:formula="of:=IF(LEN([.$F36])&gt;0; [.$F36]; [.$A36])" office:value-type="string" office:string-value="Fizz" calcext:value-type="string">
            <text:p>Fizz</text:p>
          </table:table-cell>
          <table:table-cell table:formula="of:=&quot;[InlineData(&quot;&amp;[.$A36]&amp;&quot;, &quot;&quot;&quot;&amp;[.$G36]&amp;&quot;&quot;&quot;)]&quot;" office:value-type="string" office:string-value="[InlineData(36, &quot;Fizz&quot;)]" calcext:value-type="string">
            <text:p>[InlineData(36, "Fizz")]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MOD([.$A37];3)" office:value-type="float" office:value="1" calcext:value-type="float">
            <text:p>1</text:p>
          </table:table-cell>
          <table:table-cell table:formula="of:=MOD([.$A37];5)" office:value-type="float" office:value="2" calcext:value-type="float">
            <text:p>2</text:p>
          </table:table-cell>
          <table:table-cell table:formula="of:=IF([.B37]=0;&quot;Fizz&quot;;&quot;&quot;)">
            <text:p/>
          </table:table-cell>
          <table:table-cell table:formula="of:=IF([.C37]=0;&quot;Buzz&quot;;&quot;&quot;)">
            <text:p/>
          </table:table-cell>
          <table:table-cell table:formula="of:=[.D37]&amp;[.E37]">
            <text:p/>
          </table:table-cell>
          <table:table-cell table:formula="of:=IF(LEN([.$F37])&gt;0; [.$F37]; [.$A37])" office:value-type="float" office:value="37" calcext:value-type="float">
            <text:p>37</text:p>
          </table:table-cell>
          <table:table-cell table:formula="of:=&quot;[InlineData(&quot;&amp;[.$A37]&amp;&quot;, &quot;&quot;&quot;&amp;[.$G37]&amp;&quot;&quot;&quot;)]&quot;" office:value-type="string" office:string-value="[InlineData(37, &quot;37&quot;)]" calcext:value-type="string">
            <text:p>[InlineData(37, "37")]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MOD([.$A38];3)" office:value-type="float" office:value="2" calcext:value-type="float">
            <text:p>2</text:p>
          </table:table-cell>
          <table:table-cell table:formula="of:=MOD([.$A38];5)" office:value-type="float" office:value="3" calcext:value-type="float">
            <text:p>3</text:p>
          </table:table-cell>
          <table:table-cell table:formula="of:=IF([.B38]=0;&quot;Fizz&quot;;&quot;&quot;)">
            <text:p/>
          </table:table-cell>
          <table:table-cell table:formula="of:=IF([.C38]=0;&quot;Buzz&quot;;&quot;&quot;)">
            <text:p/>
          </table:table-cell>
          <table:table-cell table:formula="of:=[.D38]&amp;[.E38]">
            <text:p/>
          </table:table-cell>
          <table:table-cell table:formula="of:=IF(LEN([.$F38])&gt;0; [.$F38]; [.$A38])" office:value-type="float" office:value="38" calcext:value-type="float">
            <text:p>38</text:p>
          </table:table-cell>
          <table:table-cell table:formula="of:=&quot;[InlineData(&quot;&amp;[.$A38]&amp;&quot;, &quot;&quot;&quot;&amp;[.$G38]&amp;&quot;&quot;&quot;)]&quot;" office:value-type="string" office:string-value="[InlineData(38, &quot;38&quot;)]" calcext:value-type="string">
            <text:p>[InlineData(38, "38")]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MOD([.$A39];3)" office:value-type="float" office:value="0" calcext:value-type="float">
            <text:p>0</text:p>
          </table:table-cell>
          <table:table-cell table:formula="of:=MOD([.$A39];5)" office:value-type="float" office:value="4" calcext:value-type="float">
            <text:p>4</text:p>
          </table:table-cell>
          <table:table-cell table:formula="of:=IF([.B39]=0;&quot;Fizz&quot;;&quot;&quot;)" office:value-type="string" office:string-value="Fizz" calcext:value-type="string">
            <text:p>Fizz</text:p>
          </table:table-cell>
          <table:table-cell table:formula="of:=IF([.C39]=0;&quot;Buzz&quot;;&quot;&quot;)">
            <text:p/>
          </table:table-cell>
          <table:table-cell table:formula="of:=[.D39]&amp;[.E39]" office:value-type="string" office:string-value="Fizz" calcext:value-type="string">
            <text:p>Fizz</text:p>
          </table:table-cell>
          <table:table-cell table:formula="of:=IF(LEN([.$F39])&gt;0; [.$F39]; [.$A39])" office:value-type="string" office:string-value="Fizz" calcext:value-type="string">
            <text:p>Fizz</text:p>
          </table:table-cell>
          <table:table-cell table:formula="of:=&quot;[InlineData(&quot;&amp;[.$A39]&amp;&quot;, &quot;&quot;&quot;&amp;[.$G39]&amp;&quot;&quot;&quot;)]&quot;" office:value-type="string" office:string-value="[InlineData(39, &quot;Fizz&quot;)]" calcext:value-type="string">
            <text:p>[InlineData(39, "Fizz")]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MOD([.$A40];3)" office:value-type="float" office:value="1" calcext:value-type="float">
            <text:p>1</text:p>
          </table:table-cell>
          <table:table-cell table:formula="of:=MOD([.$A40];5)" office:value-type="float" office:value="0" calcext:value-type="float">
            <text:p>0</text:p>
          </table:table-cell>
          <table:table-cell table:formula="of:=IF([.B40]=0;&quot;Fizz&quot;;&quot;&quot;)">
            <text:p/>
          </table:table-cell>
          <table:table-cell table:formula="of:=IF([.C40]=0;&quot;Buzz&quot;;&quot;&quot;)" office:value-type="string" office:string-value="Buzz" calcext:value-type="string">
            <text:p>Buzz</text:p>
          </table:table-cell>
          <table:table-cell table:formula="of:=[.D40]&amp;[.E40]" office:value-type="string" office:string-value="Buzz" calcext:value-type="string">
            <text:p>Buzz</text:p>
          </table:table-cell>
          <table:table-cell table:formula="of:=IF(LEN([.$F40])&gt;0; [.$F40]; [.$A40])" office:value-type="string" office:string-value="Buzz" calcext:value-type="string">
            <text:p>Buzz</text:p>
          </table:table-cell>
          <table:table-cell table:formula="of:=&quot;[InlineData(&quot;&amp;[.$A40]&amp;&quot;, &quot;&quot;&quot;&amp;[.$G40]&amp;&quot;&quot;&quot;)]&quot;" office:value-type="string" office:string-value="[InlineData(40, &quot;Buzz&quot;)]" calcext:value-type="string">
            <text:p>[InlineData(40, "Buzz")]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MOD([.$A41];3)" office:value-type="float" office:value="2" calcext:value-type="float">
            <text:p>2</text:p>
          </table:table-cell>
          <table:table-cell table:formula="of:=MOD([.$A41];5)" office:value-type="float" office:value="1" calcext:value-type="float">
            <text:p>1</text:p>
          </table:table-cell>
          <table:table-cell table:formula="of:=IF([.B41]=0;&quot;Fizz&quot;;&quot;&quot;)">
            <text:p/>
          </table:table-cell>
          <table:table-cell table:formula="of:=IF([.C41]=0;&quot;Buzz&quot;;&quot;&quot;)">
            <text:p/>
          </table:table-cell>
          <table:table-cell table:formula="of:=[.D41]&amp;[.E41]">
            <text:p/>
          </table:table-cell>
          <table:table-cell table:formula="of:=IF(LEN([.$F41])&gt;0; [.$F41]; [.$A41])" office:value-type="float" office:value="41" calcext:value-type="float">
            <text:p>41</text:p>
          </table:table-cell>
          <table:table-cell table:formula="of:=&quot;[InlineData(&quot;&amp;[.$A41]&amp;&quot;, &quot;&quot;&quot;&amp;[.$G41]&amp;&quot;&quot;&quot;)]&quot;" office:value-type="string" office:string-value="[InlineData(41, &quot;41&quot;)]" calcext:value-type="string">
            <text:p>[InlineData(41, "41")]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MOD([.$A42];3)" office:value-type="float" office:value="0" calcext:value-type="float">
            <text:p>0</text:p>
          </table:table-cell>
          <table:table-cell table:formula="of:=MOD([.$A42];5)" office:value-type="float" office:value="2" calcext:value-type="float">
            <text:p>2</text:p>
          </table:table-cell>
          <table:table-cell table:formula="of:=IF([.B42]=0;&quot;Fizz&quot;;&quot;&quot;)" office:value-type="string" office:string-value="Fizz" calcext:value-type="string">
            <text:p>Fizz</text:p>
          </table:table-cell>
          <table:table-cell table:formula="of:=IF([.C42]=0;&quot;Buzz&quot;;&quot;&quot;)">
            <text:p/>
          </table:table-cell>
          <table:table-cell table:formula="of:=[.D42]&amp;[.E42]" office:value-type="string" office:string-value="Fizz" calcext:value-type="string">
            <text:p>Fizz</text:p>
          </table:table-cell>
          <table:table-cell table:formula="of:=IF(LEN([.$F42])&gt;0; [.$F42]; [.$A42])" office:value-type="string" office:string-value="Fizz" calcext:value-type="string">
            <text:p>Fizz</text:p>
          </table:table-cell>
          <table:table-cell table:formula="of:=&quot;[InlineData(&quot;&amp;[.$A42]&amp;&quot;, &quot;&quot;&quot;&amp;[.$G42]&amp;&quot;&quot;&quot;)]&quot;" office:value-type="string" office:string-value="[InlineData(42, &quot;Fizz&quot;)]" calcext:value-type="string">
            <text:p>[InlineData(42, "Fizz")]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MOD([.$A43];3)" office:value-type="float" office:value="1" calcext:value-type="float">
            <text:p>1</text:p>
          </table:table-cell>
          <table:table-cell table:formula="of:=MOD([.$A43];5)" office:value-type="float" office:value="3" calcext:value-type="float">
            <text:p>3</text:p>
          </table:table-cell>
          <table:table-cell table:formula="of:=IF([.B43]=0;&quot;Fizz&quot;;&quot;&quot;)">
            <text:p/>
          </table:table-cell>
          <table:table-cell table:formula="of:=IF([.C43]=0;&quot;Buzz&quot;;&quot;&quot;)">
            <text:p/>
          </table:table-cell>
          <table:table-cell table:formula="of:=[.D43]&amp;[.E43]">
            <text:p/>
          </table:table-cell>
          <table:table-cell table:formula="of:=IF(LEN([.$F43])&gt;0; [.$F43]; [.$A43])" office:value-type="float" office:value="43" calcext:value-type="float">
            <text:p>43</text:p>
          </table:table-cell>
          <table:table-cell table:formula="of:=&quot;[InlineData(&quot;&amp;[.$A43]&amp;&quot;, &quot;&quot;&quot;&amp;[.$G43]&amp;&quot;&quot;&quot;)]&quot;" office:value-type="string" office:string-value="[InlineData(43, &quot;43&quot;)]" calcext:value-type="string">
            <text:p>[InlineData(43, "43")]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MOD([.$A44];3)" office:value-type="float" office:value="2" calcext:value-type="float">
            <text:p>2</text:p>
          </table:table-cell>
          <table:table-cell table:formula="of:=MOD([.$A44];5)" office:value-type="float" office:value="4" calcext:value-type="float">
            <text:p>4</text:p>
          </table:table-cell>
          <table:table-cell table:formula="of:=IF([.B44]=0;&quot;Fizz&quot;;&quot;&quot;)">
            <text:p/>
          </table:table-cell>
          <table:table-cell table:formula="of:=IF([.C44]=0;&quot;Buzz&quot;;&quot;&quot;)">
            <text:p/>
          </table:table-cell>
          <table:table-cell table:formula="of:=[.D44]&amp;[.E44]">
            <text:p/>
          </table:table-cell>
          <table:table-cell table:formula="of:=IF(LEN([.$F44])&gt;0; [.$F44]; [.$A44])" office:value-type="float" office:value="44" calcext:value-type="float">
            <text:p>44</text:p>
          </table:table-cell>
          <table:table-cell table:formula="of:=&quot;[InlineData(&quot;&amp;[.$A44]&amp;&quot;, &quot;&quot;&quot;&amp;[.$G44]&amp;&quot;&quot;&quot;)]&quot;" office:value-type="string" office:string-value="[InlineData(44, &quot;44&quot;)]" calcext:value-type="string">
            <text:p>[InlineData(44, "44")]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MOD([.$A45];3)" office:value-type="float" office:value="0" calcext:value-type="float">
            <text:p>0</text:p>
          </table:table-cell>
          <table:table-cell table:formula="of:=MOD([.$A45];5)" office:value-type="float" office:value="0" calcext:value-type="float">
            <text:p>0</text:p>
          </table:table-cell>
          <table:table-cell table:formula="of:=IF([.B45]=0;&quot;Fizz&quot;;&quot;&quot;)" office:value-type="string" office:string-value="Fizz" calcext:value-type="string">
            <text:p>Fizz</text:p>
          </table:table-cell>
          <table:table-cell table:formula="of:=IF([.C45]=0;&quot;Buzz&quot;;&quot;&quot;)" office:value-type="string" office:string-value="Buzz" calcext:value-type="string">
            <text:p>Buzz</text:p>
          </table:table-cell>
          <table:table-cell table:formula="of:=[.D45]&amp;[.E45]" office:value-type="string" office:string-value="FizzBuzz" calcext:value-type="string">
            <text:p>FizzBuzz</text:p>
          </table:table-cell>
          <table:table-cell table:formula="of:=IF(LEN([.$F45])&gt;0; [.$F45]; [.$A45])" office:value-type="string" office:string-value="FizzBuzz" calcext:value-type="string">
            <text:p>FizzBuzz</text:p>
          </table:table-cell>
          <table:table-cell table:formula="of:=&quot;[InlineData(&quot;&amp;[.$A45]&amp;&quot;, &quot;&quot;&quot;&amp;[.$G45]&amp;&quot;&quot;&quot;)]&quot;" office:value-type="string" office:string-value="[InlineData(45, &quot;FizzBuzz&quot;)]" calcext:value-type="string">
            <text:p>[InlineData(45, "FizzBuzz")]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MOD([.$A46];3)" office:value-type="float" office:value="1" calcext:value-type="float">
            <text:p>1</text:p>
          </table:table-cell>
          <table:table-cell table:formula="of:=MOD([.$A46];5)" office:value-type="float" office:value="1" calcext:value-type="float">
            <text:p>1</text:p>
          </table:table-cell>
          <table:table-cell table:formula="of:=IF([.B46]=0;&quot;Fizz&quot;;&quot;&quot;)">
            <text:p/>
          </table:table-cell>
          <table:table-cell table:formula="of:=IF([.C46]=0;&quot;Buzz&quot;;&quot;&quot;)">
            <text:p/>
          </table:table-cell>
          <table:table-cell table:formula="of:=[.D46]&amp;[.E46]">
            <text:p/>
          </table:table-cell>
          <table:table-cell table:formula="of:=IF(LEN([.$F46])&gt;0; [.$F46]; [.$A46])" office:value-type="float" office:value="46" calcext:value-type="float">
            <text:p>46</text:p>
          </table:table-cell>
          <table:table-cell table:formula="of:=&quot;[InlineData(&quot;&amp;[.$A46]&amp;&quot;, &quot;&quot;&quot;&amp;[.$G46]&amp;&quot;&quot;&quot;)]&quot;" office:value-type="string" office:string-value="[InlineData(46, &quot;46&quot;)]" calcext:value-type="string">
            <text:p>[InlineData(46, "46")]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MOD([.$A47];3)" office:value-type="float" office:value="2" calcext:value-type="float">
            <text:p>2</text:p>
          </table:table-cell>
          <table:table-cell table:formula="of:=MOD([.$A47];5)" office:value-type="float" office:value="2" calcext:value-type="float">
            <text:p>2</text:p>
          </table:table-cell>
          <table:table-cell table:formula="of:=IF([.B47]=0;&quot;Fizz&quot;;&quot;&quot;)">
            <text:p/>
          </table:table-cell>
          <table:table-cell table:formula="of:=IF([.C47]=0;&quot;Buzz&quot;;&quot;&quot;)">
            <text:p/>
          </table:table-cell>
          <table:table-cell table:formula="of:=[.D47]&amp;[.E47]">
            <text:p/>
          </table:table-cell>
          <table:table-cell table:formula="of:=IF(LEN([.$F47])&gt;0; [.$F47]; [.$A47])" office:value-type="float" office:value="47" calcext:value-type="float">
            <text:p>47</text:p>
          </table:table-cell>
          <table:table-cell table:formula="of:=&quot;[InlineData(&quot;&amp;[.$A47]&amp;&quot;, &quot;&quot;&quot;&amp;[.$G47]&amp;&quot;&quot;&quot;)]&quot;" office:value-type="string" office:string-value="[InlineData(47, &quot;47&quot;)]" calcext:value-type="string">
            <text:p>[InlineData(47, "47")]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MOD([.$A48];3)" office:value-type="float" office:value="0" calcext:value-type="float">
            <text:p>0</text:p>
          </table:table-cell>
          <table:table-cell table:formula="of:=MOD([.$A48];5)" office:value-type="float" office:value="3" calcext:value-type="float">
            <text:p>3</text:p>
          </table:table-cell>
          <table:table-cell table:formula="of:=IF([.B48]=0;&quot;Fizz&quot;;&quot;&quot;)" office:value-type="string" office:string-value="Fizz" calcext:value-type="string">
            <text:p>Fizz</text:p>
          </table:table-cell>
          <table:table-cell table:formula="of:=IF([.C48]=0;&quot;Buzz&quot;;&quot;&quot;)">
            <text:p/>
          </table:table-cell>
          <table:table-cell table:formula="of:=[.D48]&amp;[.E48]" office:value-type="string" office:string-value="Fizz" calcext:value-type="string">
            <text:p>Fizz</text:p>
          </table:table-cell>
          <table:table-cell table:formula="of:=IF(LEN([.$F48])&gt;0; [.$F48]; [.$A48])" office:value-type="string" office:string-value="Fizz" calcext:value-type="string">
            <text:p>Fizz</text:p>
          </table:table-cell>
          <table:table-cell table:formula="of:=&quot;[InlineData(&quot;&amp;[.$A48]&amp;&quot;, &quot;&quot;&quot;&amp;[.$G48]&amp;&quot;&quot;&quot;)]&quot;" office:value-type="string" office:string-value="[InlineData(48, &quot;Fizz&quot;)]" calcext:value-type="string">
            <text:p>[InlineData(48, "Fizz")]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MOD([.$A49];3)" office:value-type="float" office:value="1" calcext:value-type="float">
            <text:p>1</text:p>
          </table:table-cell>
          <table:table-cell table:formula="of:=MOD([.$A49];5)" office:value-type="float" office:value="4" calcext:value-type="float">
            <text:p>4</text:p>
          </table:table-cell>
          <table:table-cell table:formula="of:=IF([.B49]=0;&quot;Fizz&quot;;&quot;&quot;)">
            <text:p/>
          </table:table-cell>
          <table:table-cell table:formula="of:=IF([.C49]=0;&quot;Buzz&quot;;&quot;&quot;)">
            <text:p/>
          </table:table-cell>
          <table:table-cell table:formula="of:=[.D49]&amp;[.E49]">
            <text:p/>
          </table:table-cell>
          <table:table-cell table:formula="of:=IF(LEN([.$F49])&gt;0; [.$F49]; [.$A49])" office:value-type="float" office:value="49" calcext:value-type="float">
            <text:p>49</text:p>
          </table:table-cell>
          <table:table-cell table:formula="of:=&quot;[InlineData(&quot;&amp;[.$A49]&amp;&quot;, &quot;&quot;&quot;&amp;[.$G49]&amp;&quot;&quot;&quot;)]&quot;" office:value-type="string" office:string-value="[InlineData(49, &quot;49&quot;)]" calcext:value-type="string">
            <text:p>[InlineData(49, "49")]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MOD([.$A50];3)" office:value-type="float" office:value="2" calcext:value-type="float">
            <text:p>2</text:p>
          </table:table-cell>
          <table:table-cell table:formula="of:=MOD([.$A50];5)" office:value-type="float" office:value="0" calcext:value-type="float">
            <text:p>0</text:p>
          </table:table-cell>
          <table:table-cell table:formula="of:=IF([.B50]=0;&quot;Fizz&quot;;&quot;&quot;)">
            <text:p/>
          </table:table-cell>
          <table:table-cell table:formula="of:=IF([.C50]=0;&quot;Buzz&quot;;&quot;&quot;)" office:value-type="string" office:string-value="Buzz" calcext:value-type="string">
            <text:p>Buzz</text:p>
          </table:table-cell>
          <table:table-cell table:formula="of:=[.D50]&amp;[.E50]" office:value-type="string" office:string-value="Buzz" calcext:value-type="string">
            <text:p>Buzz</text:p>
          </table:table-cell>
          <table:table-cell table:formula="of:=IF(LEN([.$F50])&gt;0; [.$F50]; [.$A50])" office:value-type="string" office:string-value="Buzz" calcext:value-type="string">
            <text:p>Buzz</text:p>
          </table:table-cell>
          <table:table-cell table:formula="of:=&quot;[InlineData(&quot;&amp;[.$A50]&amp;&quot;, &quot;&quot;&quot;&amp;[.$G50]&amp;&quot;&quot;&quot;)]&quot;" office:value-type="string" office:string-value="[InlineData(50, &quot;Buzz&quot;)]" calcext:value-type="string">
            <text:p>[InlineData(50, "Buzz")]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MOD([.$A51];3)" office:value-type="float" office:value="0" calcext:value-type="float">
            <text:p>0</text:p>
          </table:table-cell>
          <table:table-cell table:formula="of:=MOD([.$A51];5)" office:value-type="float" office:value="1" calcext:value-type="float">
            <text:p>1</text:p>
          </table:table-cell>
          <table:table-cell table:formula="of:=IF([.B51]=0;&quot;Fizz&quot;;&quot;&quot;)" office:value-type="string" office:string-value="Fizz" calcext:value-type="string">
            <text:p>Fizz</text:p>
          </table:table-cell>
          <table:table-cell table:formula="of:=IF([.C51]=0;&quot;Buzz&quot;;&quot;&quot;)">
            <text:p/>
          </table:table-cell>
          <table:table-cell table:formula="of:=[.D51]&amp;[.E51]" office:value-type="string" office:string-value="Fizz" calcext:value-type="string">
            <text:p>Fizz</text:p>
          </table:table-cell>
          <table:table-cell table:formula="of:=IF(LEN([.$F51])&gt;0; [.$F51]; [.$A51])" office:value-type="string" office:string-value="Fizz" calcext:value-type="string">
            <text:p>Fizz</text:p>
          </table:table-cell>
          <table:table-cell table:formula="of:=&quot;[InlineData(&quot;&amp;[.$A51]&amp;&quot;, &quot;&quot;&quot;&amp;[.$G51]&amp;&quot;&quot;&quot;)]&quot;" office:value-type="string" office:string-value="[InlineData(51, &quot;Fizz&quot;)]" calcext:value-type="string">
            <text:p>[InlineData(51, "Fizz")]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MOD([.$A52];3)" office:value-type="float" office:value="1" calcext:value-type="float">
            <text:p>1</text:p>
          </table:table-cell>
          <table:table-cell table:formula="of:=MOD([.$A52];5)" office:value-type="float" office:value="2" calcext:value-type="float">
            <text:p>2</text:p>
          </table:table-cell>
          <table:table-cell table:formula="of:=IF([.B52]=0;&quot;Fizz&quot;;&quot;&quot;)">
            <text:p/>
          </table:table-cell>
          <table:table-cell table:formula="of:=IF([.C52]=0;&quot;Buzz&quot;;&quot;&quot;)">
            <text:p/>
          </table:table-cell>
          <table:table-cell table:formula="of:=[.D52]&amp;[.E52]">
            <text:p/>
          </table:table-cell>
          <table:table-cell table:formula="of:=IF(LEN([.$F52])&gt;0; [.$F52]; [.$A52])" office:value-type="float" office:value="52" calcext:value-type="float">
            <text:p>52</text:p>
          </table:table-cell>
          <table:table-cell table:formula="of:=&quot;[InlineData(&quot;&amp;[.$A52]&amp;&quot;, &quot;&quot;&quot;&amp;[.$G52]&amp;&quot;&quot;&quot;)]&quot;" office:value-type="string" office:string-value="[InlineData(52, &quot;52&quot;)]" calcext:value-type="string">
            <text:p>[InlineData(52, "52")]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MOD([.$A53];3)" office:value-type="float" office:value="2" calcext:value-type="float">
            <text:p>2</text:p>
          </table:table-cell>
          <table:table-cell table:formula="of:=MOD([.$A53];5)" office:value-type="float" office:value="3" calcext:value-type="float">
            <text:p>3</text:p>
          </table:table-cell>
          <table:table-cell table:formula="of:=IF([.B53]=0;&quot;Fizz&quot;;&quot;&quot;)">
            <text:p/>
          </table:table-cell>
          <table:table-cell table:formula="of:=IF([.C53]=0;&quot;Buzz&quot;;&quot;&quot;)">
            <text:p/>
          </table:table-cell>
          <table:table-cell table:formula="of:=[.D53]&amp;[.E53]">
            <text:p/>
          </table:table-cell>
          <table:table-cell table:formula="of:=IF(LEN([.$F53])&gt;0; [.$F53]; [.$A53])" office:value-type="float" office:value="53" calcext:value-type="float">
            <text:p>53</text:p>
          </table:table-cell>
          <table:table-cell table:formula="of:=&quot;[InlineData(&quot;&amp;[.$A53]&amp;&quot;, &quot;&quot;&quot;&amp;[.$G53]&amp;&quot;&quot;&quot;)]&quot;" office:value-type="string" office:string-value="[InlineData(53, &quot;53&quot;)]" calcext:value-type="string">
            <text:p>[InlineData(53, "53")]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MOD([.$A54];3)" office:value-type="float" office:value="0" calcext:value-type="float">
            <text:p>0</text:p>
          </table:table-cell>
          <table:table-cell table:formula="of:=MOD([.$A54];5)" office:value-type="float" office:value="4" calcext:value-type="float">
            <text:p>4</text:p>
          </table:table-cell>
          <table:table-cell table:formula="of:=IF([.B54]=0;&quot;Fizz&quot;;&quot;&quot;)" office:value-type="string" office:string-value="Fizz" calcext:value-type="string">
            <text:p>Fizz</text:p>
          </table:table-cell>
          <table:table-cell table:formula="of:=IF([.C54]=0;&quot;Buzz&quot;;&quot;&quot;)">
            <text:p/>
          </table:table-cell>
          <table:table-cell table:formula="of:=[.D54]&amp;[.E54]" office:value-type="string" office:string-value="Fizz" calcext:value-type="string">
            <text:p>Fizz</text:p>
          </table:table-cell>
          <table:table-cell table:formula="of:=IF(LEN([.$F54])&gt;0; [.$F54]; [.$A54])" office:value-type="string" office:string-value="Fizz" calcext:value-type="string">
            <text:p>Fizz</text:p>
          </table:table-cell>
          <table:table-cell table:formula="of:=&quot;[InlineData(&quot;&amp;[.$A54]&amp;&quot;, &quot;&quot;&quot;&amp;[.$G54]&amp;&quot;&quot;&quot;)]&quot;" office:value-type="string" office:string-value="[InlineData(54, &quot;Fizz&quot;)]" calcext:value-type="string">
            <text:p>[InlineData(54, "Fizz")]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MOD([.$A55];3)" office:value-type="float" office:value="1" calcext:value-type="float">
            <text:p>1</text:p>
          </table:table-cell>
          <table:table-cell table:formula="of:=MOD([.$A55];5)" office:value-type="float" office:value="0" calcext:value-type="float">
            <text:p>0</text:p>
          </table:table-cell>
          <table:table-cell table:formula="of:=IF([.B55]=0;&quot;Fizz&quot;;&quot;&quot;)">
            <text:p/>
          </table:table-cell>
          <table:table-cell table:formula="of:=IF([.C55]=0;&quot;Buzz&quot;;&quot;&quot;)" office:value-type="string" office:string-value="Buzz" calcext:value-type="string">
            <text:p>Buzz</text:p>
          </table:table-cell>
          <table:table-cell table:formula="of:=[.D55]&amp;[.E55]" office:value-type="string" office:string-value="Buzz" calcext:value-type="string">
            <text:p>Buzz</text:p>
          </table:table-cell>
          <table:table-cell table:formula="of:=IF(LEN([.$F55])&gt;0; [.$F55]; [.$A55])" office:value-type="string" office:string-value="Buzz" calcext:value-type="string">
            <text:p>Buzz</text:p>
          </table:table-cell>
          <table:table-cell table:formula="of:=&quot;[InlineData(&quot;&amp;[.$A55]&amp;&quot;, &quot;&quot;&quot;&amp;[.$G55]&amp;&quot;&quot;&quot;)]&quot;" office:value-type="string" office:string-value="[InlineData(55, &quot;Buzz&quot;)]" calcext:value-type="string">
            <text:p>[InlineData(55, "Buzz")]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MOD([.$A56];3)" office:value-type="float" office:value="2" calcext:value-type="float">
            <text:p>2</text:p>
          </table:table-cell>
          <table:table-cell table:formula="of:=MOD([.$A56];5)" office:value-type="float" office:value="1" calcext:value-type="float">
            <text:p>1</text:p>
          </table:table-cell>
          <table:table-cell table:formula="of:=IF([.B56]=0;&quot;Fizz&quot;;&quot;&quot;)">
            <text:p/>
          </table:table-cell>
          <table:table-cell table:formula="of:=IF([.C56]=0;&quot;Buzz&quot;;&quot;&quot;)">
            <text:p/>
          </table:table-cell>
          <table:table-cell table:formula="of:=[.D56]&amp;[.E56]">
            <text:p/>
          </table:table-cell>
          <table:table-cell table:formula="of:=IF(LEN([.$F56])&gt;0; [.$F56]; [.$A56])" office:value-type="float" office:value="56" calcext:value-type="float">
            <text:p>56</text:p>
          </table:table-cell>
          <table:table-cell table:formula="of:=&quot;[InlineData(&quot;&amp;[.$A56]&amp;&quot;, &quot;&quot;&quot;&amp;[.$G56]&amp;&quot;&quot;&quot;)]&quot;" office:value-type="string" office:string-value="[InlineData(56, &quot;56&quot;)]" calcext:value-type="string">
            <text:p>[InlineData(56, "56")]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MOD([.$A57];3)" office:value-type="float" office:value="0" calcext:value-type="float">
            <text:p>0</text:p>
          </table:table-cell>
          <table:table-cell table:formula="of:=MOD([.$A57];5)" office:value-type="float" office:value="2" calcext:value-type="float">
            <text:p>2</text:p>
          </table:table-cell>
          <table:table-cell table:formula="of:=IF([.B57]=0;&quot;Fizz&quot;;&quot;&quot;)" office:value-type="string" office:string-value="Fizz" calcext:value-type="string">
            <text:p>Fizz</text:p>
          </table:table-cell>
          <table:table-cell table:formula="of:=IF([.C57]=0;&quot;Buzz&quot;;&quot;&quot;)">
            <text:p/>
          </table:table-cell>
          <table:table-cell table:formula="of:=[.D57]&amp;[.E57]" office:value-type="string" office:string-value="Fizz" calcext:value-type="string">
            <text:p>Fizz</text:p>
          </table:table-cell>
          <table:table-cell table:formula="of:=IF(LEN([.$F57])&gt;0; [.$F57]; [.$A57])" office:value-type="string" office:string-value="Fizz" calcext:value-type="string">
            <text:p>Fizz</text:p>
          </table:table-cell>
          <table:table-cell table:formula="of:=&quot;[InlineData(&quot;&amp;[.$A57]&amp;&quot;, &quot;&quot;&quot;&amp;[.$G57]&amp;&quot;&quot;&quot;)]&quot;" office:value-type="string" office:string-value="[InlineData(57, &quot;Fizz&quot;)]" calcext:value-type="string">
            <text:p>[InlineData(57, "Fizz")]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MOD([.$A58];3)" office:value-type="float" office:value="1" calcext:value-type="float">
            <text:p>1</text:p>
          </table:table-cell>
          <table:table-cell table:formula="of:=MOD([.$A58];5)" office:value-type="float" office:value="3" calcext:value-type="float">
            <text:p>3</text:p>
          </table:table-cell>
          <table:table-cell table:formula="of:=IF([.B58]=0;&quot;Fizz&quot;;&quot;&quot;)">
            <text:p/>
          </table:table-cell>
          <table:table-cell table:formula="of:=IF([.C58]=0;&quot;Buzz&quot;;&quot;&quot;)">
            <text:p/>
          </table:table-cell>
          <table:table-cell table:formula="of:=[.D58]&amp;[.E58]">
            <text:p/>
          </table:table-cell>
          <table:table-cell table:formula="of:=IF(LEN([.$F58])&gt;0; [.$F58]; [.$A58])" office:value-type="float" office:value="58" calcext:value-type="float">
            <text:p>58</text:p>
          </table:table-cell>
          <table:table-cell table:formula="of:=&quot;[InlineData(&quot;&amp;[.$A58]&amp;&quot;, &quot;&quot;&quot;&amp;[.$G58]&amp;&quot;&quot;&quot;)]&quot;" office:value-type="string" office:string-value="[InlineData(58, &quot;58&quot;)]" calcext:value-type="string">
            <text:p>[InlineData(58, "58")]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MOD([.$A59];3)" office:value-type="float" office:value="2" calcext:value-type="float">
            <text:p>2</text:p>
          </table:table-cell>
          <table:table-cell table:formula="of:=MOD([.$A59];5)" office:value-type="float" office:value="4" calcext:value-type="float">
            <text:p>4</text:p>
          </table:table-cell>
          <table:table-cell table:formula="of:=IF([.B59]=0;&quot;Fizz&quot;;&quot;&quot;)">
            <text:p/>
          </table:table-cell>
          <table:table-cell table:formula="of:=IF([.C59]=0;&quot;Buzz&quot;;&quot;&quot;)">
            <text:p/>
          </table:table-cell>
          <table:table-cell table:formula="of:=[.D59]&amp;[.E59]">
            <text:p/>
          </table:table-cell>
          <table:table-cell table:formula="of:=IF(LEN([.$F59])&gt;0; [.$F59]; [.$A59])" office:value-type="float" office:value="59" calcext:value-type="float">
            <text:p>59</text:p>
          </table:table-cell>
          <table:table-cell table:formula="of:=&quot;[InlineData(&quot;&amp;[.$A59]&amp;&quot;, &quot;&quot;&quot;&amp;[.$G59]&amp;&quot;&quot;&quot;)]&quot;" office:value-type="string" office:string-value="[InlineData(59, &quot;59&quot;)]" calcext:value-type="string">
            <text:p>[InlineData(59, "59")]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MOD([.$A60];3)" office:value-type="float" office:value="0" calcext:value-type="float">
            <text:p>0</text:p>
          </table:table-cell>
          <table:table-cell table:formula="of:=MOD([.$A60];5)" office:value-type="float" office:value="0" calcext:value-type="float">
            <text:p>0</text:p>
          </table:table-cell>
          <table:table-cell table:formula="of:=IF([.B60]=0;&quot;Fizz&quot;;&quot;&quot;)" office:value-type="string" office:string-value="Fizz" calcext:value-type="string">
            <text:p>Fizz</text:p>
          </table:table-cell>
          <table:table-cell table:formula="of:=IF([.C60]=0;&quot;Buzz&quot;;&quot;&quot;)" office:value-type="string" office:string-value="Buzz" calcext:value-type="string">
            <text:p>Buzz</text:p>
          </table:table-cell>
          <table:table-cell table:formula="of:=[.D60]&amp;[.E60]" office:value-type="string" office:string-value="FizzBuzz" calcext:value-type="string">
            <text:p>FizzBuzz</text:p>
          </table:table-cell>
          <table:table-cell table:formula="of:=IF(LEN([.$F60])&gt;0; [.$F60]; [.$A60])" office:value-type="string" office:string-value="FizzBuzz" calcext:value-type="string">
            <text:p>FizzBuzz</text:p>
          </table:table-cell>
          <table:table-cell table:formula="of:=&quot;[InlineData(&quot;&amp;[.$A60]&amp;&quot;, &quot;&quot;&quot;&amp;[.$G60]&amp;&quot;&quot;&quot;)]&quot;" office:value-type="string" office:string-value="[InlineData(60, &quot;FizzBuzz&quot;)]" calcext:value-type="string">
            <text:p>[InlineData(60, "FizzBuzz")]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MOD([.$A61];3)" office:value-type="float" office:value="1" calcext:value-type="float">
            <text:p>1</text:p>
          </table:table-cell>
          <table:table-cell table:formula="of:=MOD([.$A61];5)" office:value-type="float" office:value="1" calcext:value-type="float">
            <text:p>1</text:p>
          </table:table-cell>
          <table:table-cell table:formula="of:=IF([.B61]=0;&quot;Fizz&quot;;&quot;&quot;)">
            <text:p/>
          </table:table-cell>
          <table:table-cell table:formula="of:=IF([.C61]=0;&quot;Buzz&quot;;&quot;&quot;)">
            <text:p/>
          </table:table-cell>
          <table:table-cell table:formula="of:=[.D61]&amp;[.E61]">
            <text:p/>
          </table:table-cell>
          <table:table-cell table:formula="of:=IF(LEN([.$F61])&gt;0; [.$F61]; [.$A61])" office:value-type="float" office:value="61" calcext:value-type="float">
            <text:p>61</text:p>
          </table:table-cell>
          <table:table-cell table:formula="of:=&quot;[InlineData(&quot;&amp;[.$A61]&amp;&quot;, &quot;&quot;&quot;&amp;[.$G61]&amp;&quot;&quot;&quot;)]&quot;" office:value-type="string" office:string-value="[InlineData(61, &quot;61&quot;)]" calcext:value-type="string">
            <text:p>[InlineData(61, "61")]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MOD([.$A62];3)" office:value-type="float" office:value="2" calcext:value-type="float">
            <text:p>2</text:p>
          </table:table-cell>
          <table:table-cell table:formula="of:=MOD([.$A62];5)" office:value-type="float" office:value="2" calcext:value-type="float">
            <text:p>2</text:p>
          </table:table-cell>
          <table:table-cell table:formula="of:=IF([.B62]=0;&quot;Fizz&quot;;&quot;&quot;)">
            <text:p/>
          </table:table-cell>
          <table:table-cell table:formula="of:=IF([.C62]=0;&quot;Buzz&quot;;&quot;&quot;)">
            <text:p/>
          </table:table-cell>
          <table:table-cell table:formula="of:=[.D62]&amp;[.E62]">
            <text:p/>
          </table:table-cell>
          <table:table-cell table:formula="of:=IF(LEN([.$F62])&gt;0; [.$F62]; [.$A62])" office:value-type="float" office:value="62" calcext:value-type="float">
            <text:p>62</text:p>
          </table:table-cell>
          <table:table-cell table:formula="of:=&quot;[InlineData(&quot;&amp;[.$A62]&amp;&quot;, &quot;&quot;&quot;&amp;[.$G62]&amp;&quot;&quot;&quot;)]&quot;" office:value-type="string" office:string-value="[InlineData(62, &quot;62&quot;)]" calcext:value-type="string">
            <text:p>[InlineData(62, "62")]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MOD([.$A63];3)" office:value-type="float" office:value="0" calcext:value-type="float">
            <text:p>0</text:p>
          </table:table-cell>
          <table:table-cell table:formula="of:=MOD([.$A63];5)" office:value-type="float" office:value="3" calcext:value-type="float">
            <text:p>3</text:p>
          </table:table-cell>
          <table:table-cell table:formula="of:=IF([.B63]=0;&quot;Fizz&quot;;&quot;&quot;)" office:value-type="string" office:string-value="Fizz" calcext:value-type="string">
            <text:p>Fizz</text:p>
          </table:table-cell>
          <table:table-cell table:formula="of:=IF([.C63]=0;&quot;Buzz&quot;;&quot;&quot;)">
            <text:p/>
          </table:table-cell>
          <table:table-cell table:formula="of:=[.D63]&amp;[.E63]" office:value-type="string" office:string-value="Fizz" calcext:value-type="string">
            <text:p>Fizz</text:p>
          </table:table-cell>
          <table:table-cell table:formula="of:=IF(LEN([.$F63])&gt;0; [.$F63]; [.$A63])" office:value-type="string" office:string-value="Fizz" calcext:value-type="string">
            <text:p>Fizz</text:p>
          </table:table-cell>
          <table:table-cell table:formula="of:=&quot;[InlineData(&quot;&amp;[.$A63]&amp;&quot;, &quot;&quot;&quot;&amp;[.$G63]&amp;&quot;&quot;&quot;)]&quot;" office:value-type="string" office:string-value="[InlineData(63, &quot;Fizz&quot;)]" calcext:value-type="string">
            <text:p>[InlineData(63, "Fizz")]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MOD([.$A64];3)" office:value-type="float" office:value="1" calcext:value-type="float">
            <text:p>1</text:p>
          </table:table-cell>
          <table:table-cell table:formula="of:=MOD([.$A64];5)" office:value-type="float" office:value="4" calcext:value-type="float">
            <text:p>4</text:p>
          </table:table-cell>
          <table:table-cell table:formula="of:=IF([.B64]=0;&quot;Fizz&quot;;&quot;&quot;)">
            <text:p/>
          </table:table-cell>
          <table:table-cell table:formula="of:=IF([.C64]=0;&quot;Buzz&quot;;&quot;&quot;)">
            <text:p/>
          </table:table-cell>
          <table:table-cell table:formula="of:=[.D64]&amp;[.E64]">
            <text:p/>
          </table:table-cell>
          <table:table-cell table:formula="of:=IF(LEN([.$F64])&gt;0; [.$F64]; [.$A64])" office:value-type="float" office:value="64" calcext:value-type="float">
            <text:p>64</text:p>
          </table:table-cell>
          <table:table-cell table:formula="of:=&quot;[InlineData(&quot;&amp;[.$A64]&amp;&quot;, &quot;&quot;&quot;&amp;[.$G64]&amp;&quot;&quot;&quot;)]&quot;" office:value-type="string" office:string-value="[InlineData(64, &quot;64&quot;)]" calcext:value-type="string">
            <text:p>[InlineData(64, "64")]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MOD([.$A65];3)" office:value-type="float" office:value="2" calcext:value-type="float">
            <text:p>2</text:p>
          </table:table-cell>
          <table:table-cell table:formula="of:=MOD([.$A65];5)" office:value-type="float" office:value="0" calcext:value-type="float">
            <text:p>0</text:p>
          </table:table-cell>
          <table:table-cell table:formula="of:=IF([.B65]=0;&quot;Fizz&quot;;&quot;&quot;)">
            <text:p/>
          </table:table-cell>
          <table:table-cell table:formula="of:=IF([.C65]=0;&quot;Buzz&quot;;&quot;&quot;)" office:value-type="string" office:string-value="Buzz" calcext:value-type="string">
            <text:p>Buzz</text:p>
          </table:table-cell>
          <table:table-cell table:formula="of:=[.D65]&amp;[.E65]" office:value-type="string" office:string-value="Buzz" calcext:value-type="string">
            <text:p>Buzz</text:p>
          </table:table-cell>
          <table:table-cell table:formula="of:=IF(LEN([.$F65])&gt;0; [.$F65]; [.$A65])" office:value-type="string" office:string-value="Buzz" calcext:value-type="string">
            <text:p>Buzz</text:p>
          </table:table-cell>
          <table:table-cell table:formula="of:=&quot;[InlineData(&quot;&amp;[.$A65]&amp;&quot;, &quot;&quot;&quot;&amp;[.$G65]&amp;&quot;&quot;&quot;)]&quot;" office:value-type="string" office:string-value="[InlineData(65, &quot;Buzz&quot;)]" calcext:value-type="string">
            <text:p>[InlineData(65, "Buzz")]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MOD([.$A66];3)" office:value-type="float" office:value="0" calcext:value-type="float">
            <text:p>0</text:p>
          </table:table-cell>
          <table:table-cell table:formula="of:=MOD([.$A66];5)" office:value-type="float" office:value="1" calcext:value-type="float">
            <text:p>1</text:p>
          </table:table-cell>
          <table:table-cell table:formula="of:=IF([.B66]=0;&quot;Fizz&quot;;&quot;&quot;)" office:value-type="string" office:string-value="Fizz" calcext:value-type="string">
            <text:p>Fizz</text:p>
          </table:table-cell>
          <table:table-cell table:formula="of:=IF([.C66]=0;&quot;Buzz&quot;;&quot;&quot;)">
            <text:p/>
          </table:table-cell>
          <table:table-cell table:formula="of:=[.D66]&amp;[.E66]" office:value-type="string" office:string-value="Fizz" calcext:value-type="string">
            <text:p>Fizz</text:p>
          </table:table-cell>
          <table:table-cell table:formula="of:=IF(LEN([.$F66])&gt;0; [.$F66]; [.$A66])" office:value-type="string" office:string-value="Fizz" calcext:value-type="string">
            <text:p>Fizz</text:p>
          </table:table-cell>
          <table:table-cell table:formula="of:=&quot;[InlineData(&quot;&amp;[.$A66]&amp;&quot;, &quot;&quot;&quot;&amp;[.$G66]&amp;&quot;&quot;&quot;)]&quot;" office:value-type="string" office:string-value="[InlineData(66, &quot;Fizz&quot;)]" calcext:value-type="string">
            <text:p>[InlineData(66, "Fizz")]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MOD([.$A67];3)" office:value-type="float" office:value="1" calcext:value-type="float">
            <text:p>1</text:p>
          </table:table-cell>
          <table:table-cell table:formula="of:=MOD([.$A67];5)" office:value-type="float" office:value="2" calcext:value-type="float">
            <text:p>2</text:p>
          </table:table-cell>
          <table:table-cell table:formula="of:=IF([.B67]=0;&quot;Fizz&quot;;&quot;&quot;)">
            <text:p/>
          </table:table-cell>
          <table:table-cell table:formula="of:=IF([.C67]=0;&quot;Buzz&quot;;&quot;&quot;)">
            <text:p/>
          </table:table-cell>
          <table:table-cell table:formula="of:=[.D67]&amp;[.E67]">
            <text:p/>
          </table:table-cell>
          <table:table-cell table:formula="of:=IF(LEN([.$F67])&gt;0; [.$F67]; [.$A67])" office:value-type="float" office:value="67" calcext:value-type="float">
            <text:p>67</text:p>
          </table:table-cell>
          <table:table-cell table:formula="of:=&quot;[InlineData(&quot;&amp;[.$A67]&amp;&quot;, &quot;&quot;&quot;&amp;[.$G67]&amp;&quot;&quot;&quot;)]&quot;" office:value-type="string" office:string-value="[InlineData(67, &quot;67&quot;)]" calcext:value-type="string">
            <text:p>[InlineData(67, "67")]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MOD([.$A68];3)" office:value-type="float" office:value="2" calcext:value-type="float">
            <text:p>2</text:p>
          </table:table-cell>
          <table:table-cell table:formula="of:=MOD([.$A68];5)" office:value-type="float" office:value="3" calcext:value-type="float">
            <text:p>3</text:p>
          </table:table-cell>
          <table:table-cell table:formula="of:=IF([.B68]=0;&quot;Fizz&quot;;&quot;&quot;)">
            <text:p/>
          </table:table-cell>
          <table:table-cell table:formula="of:=IF([.C68]=0;&quot;Buzz&quot;;&quot;&quot;)">
            <text:p/>
          </table:table-cell>
          <table:table-cell table:formula="of:=[.D68]&amp;[.E68]">
            <text:p/>
          </table:table-cell>
          <table:table-cell table:formula="of:=IF(LEN([.$F68])&gt;0; [.$F68]; [.$A68])" office:value-type="float" office:value="68" calcext:value-type="float">
            <text:p>68</text:p>
          </table:table-cell>
          <table:table-cell table:formula="of:=&quot;[InlineData(&quot;&amp;[.$A68]&amp;&quot;, &quot;&quot;&quot;&amp;[.$G68]&amp;&quot;&quot;&quot;)]&quot;" office:value-type="string" office:string-value="[InlineData(68, &quot;68&quot;)]" calcext:value-type="string">
            <text:p>[InlineData(68, "68")]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MOD([.$A69];3)" office:value-type="float" office:value="0" calcext:value-type="float">
            <text:p>0</text:p>
          </table:table-cell>
          <table:table-cell table:formula="of:=MOD([.$A69];5)" office:value-type="float" office:value="4" calcext:value-type="float">
            <text:p>4</text:p>
          </table:table-cell>
          <table:table-cell table:formula="of:=IF([.B69]=0;&quot;Fizz&quot;;&quot;&quot;)" office:value-type="string" office:string-value="Fizz" calcext:value-type="string">
            <text:p>Fizz</text:p>
          </table:table-cell>
          <table:table-cell table:formula="of:=IF([.C69]=0;&quot;Buzz&quot;;&quot;&quot;)">
            <text:p/>
          </table:table-cell>
          <table:table-cell table:formula="of:=[.D69]&amp;[.E69]" office:value-type="string" office:string-value="Fizz" calcext:value-type="string">
            <text:p>Fizz</text:p>
          </table:table-cell>
          <table:table-cell table:formula="of:=IF(LEN([.$F69])&gt;0; [.$F69]; [.$A69])" office:value-type="string" office:string-value="Fizz" calcext:value-type="string">
            <text:p>Fizz</text:p>
          </table:table-cell>
          <table:table-cell table:formula="of:=&quot;[InlineData(&quot;&amp;[.$A69]&amp;&quot;, &quot;&quot;&quot;&amp;[.$G69]&amp;&quot;&quot;&quot;)]&quot;" office:value-type="string" office:string-value="[InlineData(69, &quot;Fizz&quot;)]" calcext:value-type="string">
            <text:p>[InlineData(69, "Fizz")]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MOD([.$A70];3)" office:value-type="float" office:value="1" calcext:value-type="float">
            <text:p>1</text:p>
          </table:table-cell>
          <table:table-cell table:formula="of:=MOD([.$A70];5)" office:value-type="float" office:value="0" calcext:value-type="float">
            <text:p>0</text:p>
          </table:table-cell>
          <table:table-cell table:formula="of:=IF([.B70]=0;&quot;Fizz&quot;;&quot;&quot;)">
            <text:p/>
          </table:table-cell>
          <table:table-cell table:formula="of:=IF([.C70]=0;&quot;Buzz&quot;;&quot;&quot;)" office:value-type="string" office:string-value="Buzz" calcext:value-type="string">
            <text:p>Buzz</text:p>
          </table:table-cell>
          <table:table-cell table:formula="of:=[.D70]&amp;[.E70]" office:value-type="string" office:string-value="Buzz" calcext:value-type="string">
            <text:p>Buzz</text:p>
          </table:table-cell>
          <table:table-cell table:formula="of:=IF(LEN([.$F70])&gt;0; [.$F70]; [.$A70])" office:value-type="string" office:string-value="Buzz" calcext:value-type="string">
            <text:p>Buzz</text:p>
          </table:table-cell>
          <table:table-cell table:formula="of:=&quot;[InlineData(&quot;&amp;[.$A70]&amp;&quot;, &quot;&quot;&quot;&amp;[.$G70]&amp;&quot;&quot;&quot;)]&quot;" office:value-type="string" office:string-value="[InlineData(70, &quot;Buzz&quot;)]" calcext:value-type="string">
            <text:p>[InlineData(70, "Buzz")]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MOD([.$A71];3)" office:value-type="float" office:value="2" calcext:value-type="float">
            <text:p>2</text:p>
          </table:table-cell>
          <table:table-cell table:formula="of:=MOD([.$A71];5)" office:value-type="float" office:value="1" calcext:value-type="float">
            <text:p>1</text:p>
          </table:table-cell>
          <table:table-cell table:formula="of:=IF([.B71]=0;&quot;Fizz&quot;;&quot;&quot;)">
            <text:p/>
          </table:table-cell>
          <table:table-cell table:formula="of:=IF([.C71]=0;&quot;Buzz&quot;;&quot;&quot;)">
            <text:p/>
          </table:table-cell>
          <table:table-cell table:formula="of:=[.D71]&amp;[.E71]">
            <text:p/>
          </table:table-cell>
          <table:table-cell table:formula="of:=IF(LEN([.$F71])&gt;0; [.$F71]; [.$A71])" office:value-type="float" office:value="71" calcext:value-type="float">
            <text:p>71</text:p>
          </table:table-cell>
          <table:table-cell table:formula="of:=&quot;[InlineData(&quot;&amp;[.$A71]&amp;&quot;, &quot;&quot;&quot;&amp;[.$G71]&amp;&quot;&quot;&quot;)]&quot;" office:value-type="string" office:string-value="[InlineData(71, &quot;71&quot;)]" calcext:value-type="string">
            <text:p>[InlineData(71, "71")]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MOD([.$A72];3)" office:value-type="float" office:value="0" calcext:value-type="float">
            <text:p>0</text:p>
          </table:table-cell>
          <table:table-cell table:formula="of:=MOD([.$A72];5)" office:value-type="float" office:value="2" calcext:value-type="float">
            <text:p>2</text:p>
          </table:table-cell>
          <table:table-cell table:formula="of:=IF([.B72]=0;&quot;Fizz&quot;;&quot;&quot;)" office:value-type="string" office:string-value="Fizz" calcext:value-type="string">
            <text:p>Fizz</text:p>
          </table:table-cell>
          <table:table-cell table:formula="of:=IF([.C72]=0;&quot;Buzz&quot;;&quot;&quot;)">
            <text:p/>
          </table:table-cell>
          <table:table-cell table:formula="of:=[.D72]&amp;[.E72]" office:value-type="string" office:string-value="Fizz" calcext:value-type="string">
            <text:p>Fizz</text:p>
          </table:table-cell>
          <table:table-cell table:formula="of:=IF(LEN([.$F72])&gt;0; [.$F72]; [.$A72])" office:value-type="string" office:string-value="Fizz" calcext:value-type="string">
            <text:p>Fizz</text:p>
          </table:table-cell>
          <table:table-cell table:formula="of:=&quot;[InlineData(&quot;&amp;[.$A72]&amp;&quot;, &quot;&quot;&quot;&amp;[.$G72]&amp;&quot;&quot;&quot;)]&quot;" office:value-type="string" office:string-value="[InlineData(72, &quot;Fizz&quot;)]" calcext:value-type="string">
            <text:p>[InlineData(72, "Fizz")]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MOD([.$A73];3)" office:value-type="float" office:value="1" calcext:value-type="float">
            <text:p>1</text:p>
          </table:table-cell>
          <table:table-cell table:formula="of:=MOD([.$A73];5)" office:value-type="float" office:value="3" calcext:value-type="float">
            <text:p>3</text:p>
          </table:table-cell>
          <table:table-cell table:formula="of:=IF([.B73]=0;&quot;Fizz&quot;;&quot;&quot;)">
            <text:p/>
          </table:table-cell>
          <table:table-cell table:formula="of:=IF([.C73]=0;&quot;Buzz&quot;;&quot;&quot;)">
            <text:p/>
          </table:table-cell>
          <table:table-cell table:formula="of:=[.D73]&amp;[.E73]">
            <text:p/>
          </table:table-cell>
          <table:table-cell table:formula="of:=IF(LEN([.$F73])&gt;0; [.$F73]; [.$A73])" office:value-type="float" office:value="73" calcext:value-type="float">
            <text:p>73</text:p>
          </table:table-cell>
          <table:table-cell table:formula="of:=&quot;[InlineData(&quot;&amp;[.$A73]&amp;&quot;, &quot;&quot;&quot;&amp;[.$G73]&amp;&quot;&quot;&quot;)]&quot;" office:value-type="string" office:string-value="[InlineData(73, &quot;73&quot;)]" calcext:value-type="string">
            <text:p>[InlineData(73, "73")]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MOD([.$A74];3)" office:value-type="float" office:value="2" calcext:value-type="float">
            <text:p>2</text:p>
          </table:table-cell>
          <table:table-cell table:formula="of:=MOD([.$A74];5)" office:value-type="float" office:value="4" calcext:value-type="float">
            <text:p>4</text:p>
          </table:table-cell>
          <table:table-cell table:formula="of:=IF([.B74]=0;&quot;Fizz&quot;;&quot;&quot;)">
            <text:p/>
          </table:table-cell>
          <table:table-cell table:formula="of:=IF([.C74]=0;&quot;Buzz&quot;;&quot;&quot;)">
            <text:p/>
          </table:table-cell>
          <table:table-cell table:formula="of:=[.D74]&amp;[.E74]">
            <text:p/>
          </table:table-cell>
          <table:table-cell table:formula="of:=IF(LEN([.$F74])&gt;0; [.$F74]; [.$A74])" office:value-type="float" office:value="74" calcext:value-type="float">
            <text:p>74</text:p>
          </table:table-cell>
          <table:table-cell table:formula="of:=&quot;[InlineData(&quot;&amp;[.$A74]&amp;&quot;, &quot;&quot;&quot;&amp;[.$G74]&amp;&quot;&quot;&quot;)]&quot;" office:value-type="string" office:string-value="[InlineData(74, &quot;74&quot;)]" calcext:value-type="string">
            <text:p>[InlineData(74, "74")]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MOD([.$A75];3)" office:value-type="float" office:value="0" calcext:value-type="float">
            <text:p>0</text:p>
          </table:table-cell>
          <table:table-cell table:formula="of:=MOD([.$A75];5)" office:value-type="float" office:value="0" calcext:value-type="float">
            <text:p>0</text:p>
          </table:table-cell>
          <table:table-cell table:formula="of:=IF([.B75]=0;&quot;Fizz&quot;;&quot;&quot;)" office:value-type="string" office:string-value="Fizz" calcext:value-type="string">
            <text:p>Fizz</text:p>
          </table:table-cell>
          <table:table-cell table:formula="of:=IF([.C75]=0;&quot;Buzz&quot;;&quot;&quot;)" office:value-type="string" office:string-value="Buzz" calcext:value-type="string">
            <text:p>Buzz</text:p>
          </table:table-cell>
          <table:table-cell table:formula="of:=[.D75]&amp;[.E75]" office:value-type="string" office:string-value="FizzBuzz" calcext:value-type="string">
            <text:p>FizzBuzz</text:p>
          </table:table-cell>
          <table:table-cell table:formula="of:=IF(LEN([.$F75])&gt;0; [.$F75]; [.$A75])" office:value-type="string" office:string-value="FizzBuzz" calcext:value-type="string">
            <text:p>FizzBuzz</text:p>
          </table:table-cell>
          <table:table-cell table:formula="of:=&quot;[InlineData(&quot;&amp;[.$A75]&amp;&quot;, &quot;&quot;&quot;&amp;[.$G75]&amp;&quot;&quot;&quot;)]&quot;" office:value-type="string" office:string-value="[InlineData(75, &quot;FizzBuzz&quot;)]" calcext:value-type="string">
            <text:p>[InlineData(75, "FizzBuzz")]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MOD([.$A76];3)" office:value-type="float" office:value="1" calcext:value-type="float">
            <text:p>1</text:p>
          </table:table-cell>
          <table:table-cell table:formula="of:=MOD([.$A76];5)" office:value-type="float" office:value="1" calcext:value-type="float">
            <text:p>1</text:p>
          </table:table-cell>
          <table:table-cell table:formula="of:=IF([.B76]=0;&quot;Fizz&quot;;&quot;&quot;)">
            <text:p/>
          </table:table-cell>
          <table:table-cell table:formula="of:=IF([.C76]=0;&quot;Buzz&quot;;&quot;&quot;)">
            <text:p/>
          </table:table-cell>
          <table:table-cell table:formula="of:=[.D76]&amp;[.E76]">
            <text:p/>
          </table:table-cell>
          <table:table-cell table:formula="of:=IF(LEN([.$F76])&gt;0; [.$F76]; [.$A76])" office:value-type="float" office:value="76" calcext:value-type="float">
            <text:p>76</text:p>
          </table:table-cell>
          <table:table-cell table:formula="of:=&quot;[InlineData(&quot;&amp;[.$A76]&amp;&quot;, &quot;&quot;&quot;&amp;[.$G76]&amp;&quot;&quot;&quot;)]&quot;" office:value-type="string" office:string-value="[InlineData(76, &quot;76&quot;)]" calcext:value-type="string">
            <text:p>[InlineData(76, "76")]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MOD([.$A77];3)" office:value-type="float" office:value="2" calcext:value-type="float">
            <text:p>2</text:p>
          </table:table-cell>
          <table:table-cell table:formula="of:=MOD([.$A77];5)" office:value-type="float" office:value="2" calcext:value-type="float">
            <text:p>2</text:p>
          </table:table-cell>
          <table:table-cell table:formula="of:=IF([.B77]=0;&quot;Fizz&quot;;&quot;&quot;)">
            <text:p/>
          </table:table-cell>
          <table:table-cell table:formula="of:=IF([.C77]=0;&quot;Buzz&quot;;&quot;&quot;)">
            <text:p/>
          </table:table-cell>
          <table:table-cell table:formula="of:=[.D77]&amp;[.E77]">
            <text:p/>
          </table:table-cell>
          <table:table-cell table:formula="of:=IF(LEN([.$F77])&gt;0; [.$F77]; [.$A77])" office:value-type="float" office:value="77" calcext:value-type="float">
            <text:p>77</text:p>
          </table:table-cell>
          <table:table-cell table:formula="of:=&quot;[InlineData(&quot;&amp;[.$A77]&amp;&quot;, &quot;&quot;&quot;&amp;[.$G77]&amp;&quot;&quot;&quot;)]&quot;" office:value-type="string" office:string-value="[InlineData(77, &quot;77&quot;)]" calcext:value-type="string">
            <text:p>[InlineData(77, "77")]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MOD([.$A78];3)" office:value-type="float" office:value="0" calcext:value-type="float">
            <text:p>0</text:p>
          </table:table-cell>
          <table:table-cell table:formula="of:=MOD([.$A78];5)" office:value-type="float" office:value="3" calcext:value-type="float">
            <text:p>3</text:p>
          </table:table-cell>
          <table:table-cell table:formula="of:=IF([.B78]=0;&quot;Fizz&quot;;&quot;&quot;)" office:value-type="string" office:string-value="Fizz" calcext:value-type="string">
            <text:p>Fizz</text:p>
          </table:table-cell>
          <table:table-cell table:formula="of:=IF([.C78]=0;&quot;Buzz&quot;;&quot;&quot;)">
            <text:p/>
          </table:table-cell>
          <table:table-cell table:formula="of:=[.D78]&amp;[.E78]" office:value-type="string" office:string-value="Fizz" calcext:value-type="string">
            <text:p>Fizz</text:p>
          </table:table-cell>
          <table:table-cell table:formula="of:=IF(LEN([.$F78])&gt;0; [.$F78]; [.$A78])" office:value-type="string" office:string-value="Fizz" calcext:value-type="string">
            <text:p>Fizz</text:p>
          </table:table-cell>
          <table:table-cell table:formula="of:=&quot;[InlineData(&quot;&amp;[.$A78]&amp;&quot;, &quot;&quot;&quot;&amp;[.$G78]&amp;&quot;&quot;&quot;)]&quot;" office:value-type="string" office:string-value="[InlineData(78, &quot;Fizz&quot;)]" calcext:value-type="string">
            <text:p>[InlineData(78, "Fizz")]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MOD([.$A79];3)" office:value-type="float" office:value="1" calcext:value-type="float">
            <text:p>1</text:p>
          </table:table-cell>
          <table:table-cell table:formula="of:=MOD([.$A79];5)" office:value-type="float" office:value="4" calcext:value-type="float">
            <text:p>4</text:p>
          </table:table-cell>
          <table:table-cell table:formula="of:=IF([.B79]=0;&quot;Fizz&quot;;&quot;&quot;)">
            <text:p/>
          </table:table-cell>
          <table:table-cell table:formula="of:=IF([.C79]=0;&quot;Buzz&quot;;&quot;&quot;)">
            <text:p/>
          </table:table-cell>
          <table:table-cell table:formula="of:=[.D79]&amp;[.E79]">
            <text:p/>
          </table:table-cell>
          <table:table-cell table:formula="of:=IF(LEN([.$F79])&gt;0; [.$F79]; [.$A79])" office:value-type="float" office:value="79" calcext:value-type="float">
            <text:p>79</text:p>
          </table:table-cell>
          <table:table-cell table:formula="of:=&quot;[InlineData(&quot;&amp;[.$A79]&amp;&quot;, &quot;&quot;&quot;&amp;[.$G79]&amp;&quot;&quot;&quot;)]&quot;" office:value-type="string" office:string-value="[InlineData(79, &quot;79&quot;)]" calcext:value-type="string">
            <text:p>[InlineData(79, "79")]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MOD([.$A80];3)" office:value-type="float" office:value="2" calcext:value-type="float">
            <text:p>2</text:p>
          </table:table-cell>
          <table:table-cell table:formula="of:=MOD([.$A80];5)" office:value-type="float" office:value="0" calcext:value-type="float">
            <text:p>0</text:p>
          </table:table-cell>
          <table:table-cell table:formula="of:=IF([.B80]=0;&quot;Fizz&quot;;&quot;&quot;)">
            <text:p/>
          </table:table-cell>
          <table:table-cell table:formula="of:=IF([.C80]=0;&quot;Buzz&quot;;&quot;&quot;)" office:value-type="string" office:string-value="Buzz" calcext:value-type="string">
            <text:p>Buzz</text:p>
          </table:table-cell>
          <table:table-cell table:formula="of:=[.D80]&amp;[.E80]" office:value-type="string" office:string-value="Buzz" calcext:value-type="string">
            <text:p>Buzz</text:p>
          </table:table-cell>
          <table:table-cell table:formula="of:=IF(LEN([.$F80])&gt;0; [.$F80]; [.$A80])" office:value-type="string" office:string-value="Buzz" calcext:value-type="string">
            <text:p>Buzz</text:p>
          </table:table-cell>
          <table:table-cell table:formula="of:=&quot;[InlineData(&quot;&amp;[.$A80]&amp;&quot;, &quot;&quot;&quot;&amp;[.$G80]&amp;&quot;&quot;&quot;)]&quot;" office:value-type="string" office:string-value="[InlineData(80, &quot;Buzz&quot;)]" calcext:value-type="string">
            <text:p>[InlineData(80, "Buzz")]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MOD([.$A81];3)" office:value-type="float" office:value="0" calcext:value-type="float">
            <text:p>0</text:p>
          </table:table-cell>
          <table:table-cell table:formula="of:=MOD([.$A81];5)" office:value-type="float" office:value="1" calcext:value-type="float">
            <text:p>1</text:p>
          </table:table-cell>
          <table:table-cell table:formula="of:=IF([.B81]=0;&quot;Fizz&quot;;&quot;&quot;)" office:value-type="string" office:string-value="Fizz" calcext:value-type="string">
            <text:p>Fizz</text:p>
          </table:table-cell>
          <table:table-cell table:formula="of:=IF([.C81]=0;&quot;Buzz&quot;;&quot;&quot;)">
            <text:p/>
          </table:table-cell>
          <table:table-cell table:formula="of:=[.D81]&amp;[.E81]" office:value-type="string" office:string-value="Fizz" calcext:value-type="string">
            <text:p>Fizz</text:p>
          </table:table-cell>
          <table:table-cell table:formula="of:=IF(LEN([.$F81])&gt;0; [.$F81]; [.$A81])" office:value-type="string" office:string-value="Fizz" calcext:value-type="string">
            <text:p>Fizz</text:p>
          </table:table-cell>
          <table:table-cell table:formula="of:=&quot;[InlineData(&quot;&amp;[.$A81]&amp;&quot;, &quot;&quot;&quot;&amp;[.$G81]&amp;&quot;&quot;&quot;)]&quot;" office:value-type="string" office:string-value="[InlineData(81, &quot;Fizz&quot;)]" calcext:value-type="string">
            <text:p>[InlineData(81, "Fizz")]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MOD([.$A82];3)" office:value-type="float" office:value="1" calcext:value-type="float">
            <text:p>1</text:p>
          </table:table-cell>
          <table:table-cell table:formula="of:=MOD([.$A82];5)" office:value-type="float" office:value="2" calcext:value-type="float">
            <text:p>2</text:p>
          </table:table-cell>
          <table:table-cell table:formula="of:=IF([.B82]=0;&quot;Fizz&quot;;&quot;&quot;)">
            <text:p/>
          </table:table-cell>
          <table:table-cell table:formula="of:=IF([.C82]=0;&quot;Buzz&quot;;&quot;&quot;)">
            <text:p/>
          </table:table-cell>
          <table:table-cell table:formula="of:=[.D82]&amp;[.E82]">
            <text:p/>
          </table:table-cell>
          <table:table-cell table:formula="of:=IF(LEN([.$F82])&gt;0; [.$F82]; [.$A82])" office:value-type="float" office:value="82" calcext:value-type="float">
            <text:p>82</text:p>
          </table:table-cell>
          <table:table-cell table:formula="of:=&quot;[InlineData(&quot;&amp;[.$A82]&amp;&quot;, &quot;&quot;&quot;&amp;[.$G82]&amp;&quot;&quot;&quot;)]&quot;" office:value-type="string" office:string-value="[InlineData(82, &quot;82&quot;)]" calcext:value-type="string">
            <text:p>[InlineData(82, "82")]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MOD([.$A83];3)" office:value-type="float" office:value="2" calcext:value-type="float">
            <text:p>2</text:p>
          </table:table-cell>
          <table:table-cell table:formula="of:=MOD([.$A83];5)" office:value-type="float" office:value="3" calcext:value-type="float">
            <text:p>3</text:p>
          </table:table-cell>
          <table:table-cell table:formula="of:=IF([.B83]=0;&quot;Fizz&quot;;&quot;&quot;)">
            <text:p/>
          </table:table-cell>
          <table:table-cell table:formula="of:=IF([.C83]=0;&quot;Buzz&quot;;&quot;&quot;)">
            <text:p/>
          </table:table-cell>
          <table:table-cell table:formula="of:=[.D83]&amp;[.E83]">
            <text:p/>
          </table:table-cell>
          <table:table-cell table:formula="of:=IF(LEN([.$F83])&gt;0; [.$F83]; [.$A83])" office:value-type="float" office:value="83" calcext:value-type="float">
            <text:p>83</text:p>
          </table:table-cell>
          <table:table-cell table:formula="of:=&quot;[InlineData(&quot;&amp;[.$A83]&amp;&quot;, &quot;&quot;&quot;&amp;[.$G83]&amp;&quot;&quot;&quot;)]&quot;" office:value-type="string" office:string-value="[InlineData(83, &quot;83&quot;)]" calcext:value-type="string">
            <text:p>[InlineData(83, "83")]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MOD([.$A84];3)" office:value-type="float" office:value="0" calcext:value-type="float">
            <text:p>0</text:p>
          </table:table-cell>
          <table:table-cell table:formula="of:=MOD([.$A84];5)" office:value-type="float" office:value="4" calcext:value-type="float">
            <text:p>4</text:p>
          </table:table-cell>
          <table:table-cell table:formula="of:=IF([.B84]=0;&quot;Fizz&quot;;&quot;&quot;)" office:value-type="string" office:string-value="Fizz" calcext:value-type="string">
            <text:p>Fizz</text:p>
          </table:table-cell>
          <table:table-cell table:formula="of:=IF([.C84]=0;&quot;Buzz&quot;;&quot;&quot;)">
            <text:p/>
          </table:table-cell>
          <table:table-cell table:formula="of:=[.D84]&amp;[.E84]" office:value-type="string" office:string-value="Fizz" calcext:value-type="string">
            <text:p>Fizz</text:p>
          </table:table-cell>
          <table:table-cell table:formula="of:=IF(LEN([.$F84])&gt;0; [.$F84]; [.$A84])" office:value-type="string" office:string-value="Fizz" calcext:value-type="string">
            <text:p>Fizz</text:p>
          </table:table-cell>
          <table:table-cell table:formula="of:=&quot;[InlineData(&quot;&amp;[.$A84]&amp;&quot;, &quot;&quot;&quot;&amp;[.$G84]&amp;&quot;&quot;&quot;)]&quot;" office:value-type="string" office:string-value="[InlineData(84, &quot;Fizz&quot;)]" calcext:value-type="string">
            <text:p>[InlineData(84, "Fizz")]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MOD([.$A85];3)" office:value-type="float" office:value="1" calcext:value-type="float">
            <text:p>1</text:p>
          </table:table-cell>
          <table:table-cell table:formula="of:=MOD([.$A85];5)" office:value-type="float" office:value="0" calcext:value-type="float">
            <text:p>0</text:p>
          </table:table-cell>
          <table:table-cell table:formula="of:=IF([.B85]=0;&quot;Fizz&quot;;&quot;&quot;)">
            <text:p/>
          </table:table-cell>
          <table:table-cell table:formula="of:=IF([.C85]=0;&quot;Buzz&quot;;&quot;&quot;)" office:value-type="string" office:string-value="Buzz" calcext:value-type="string">
            <text:p>Buzz</text:p>
          </table:table-cell>
          <table:table-cell table:formula="of:=[.D85]&amp;[.E85]" office:value-type="string" office:string-value="Buzz" calcext:value-type="string">
            <text:p>Buzz</text:p>
          </table:table-cell>
          <table:table-cell table:formula="of:=IF(LEN([.$F85])&gt;0; [.$F85]; [.$A85])" office:value-type="string" office:string-value="Buzz" calcext:value-type="string">
            <text:p>Buzz</text:p>
          </table:table-cell>
          <table:table-cell table:formula="of:=&quot;[InlineData(&quot;&amp;[.$A85]&amp;&quot;, &quot;&quot;&quot;&amp;[.$G85]&amp;&quot;&quot;&quot;)]&quot;" office:value-type="string" office:string-value="[InlineData(85, &quot;Buzz&quot;)]" calcext:value-type="string">
            <text:p>[InlineData(85, "Buzz")]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MOD([.$A86];3)" office:value-type="float" office:value="2" calcext:value-type="float">
            <text:p>2</text:p>
          </table:table-cell>
          <table:table-cell table:formula="of:=MOD([.$A86];5)" office:value-type="float" office:value="1" calcext:value-type="float">
            <text:p>1</text:p>
          </table:table-cell>
          <table:table-cell table:formula="of:=IF([.B86]=0;&quot;Fizz&quot;;&quot;&quot;)">
            <text:p/>
          </table:table-cell>
          <table:table-cell table:formula="of:=IF([.C86]=0;&quot;Buzz&quot;;&quot;&quot;)">
            <text:p/>
          </table:table-cell>
          <table:table-cell table:formula="of:=[.D86]&amp;[.E86]">
            <text:p/>
          </table:table-cell>
          <table:table-cell table:formula="of:=IF(LEN([.$F86])&gt;0; [.$F86]; [.$A86])" office:value-type="float" office:value="86" calcext:value-type="float">
            <text:p>86</text:p>
          </table:table-cell>
          <table:table-cell table:formula="of:=&quot;[InlineData(&quot;&amp;[.$A86]&amp;&quot;, &quot;&quot;&quot;&amp;[.$G86]&amp;&quot;&quot;&quot;)]&quot;" office:value-type="string" office:string-value="[InlineData(86, &quot;86&quot;)]" calcext:value-type="string">
            <text:p>[InlineData(86, "86")]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MOD([.$A87];3)" office:value-type="float" office:value="0" calcext:value-type="float">
            <text:p>0</text:p>
          </table:table-cell>
          <table:table-cell table:formula="of:=MOD([.$A87];5)" office:value-type="float" office:value="2" calcext:value-type="float">
            <text:p>2</text:p>
          </table:table-cell>
          <table:table-cell table:formula="of:=IF([.B87]=0;&quot;Fizz&quot;;&quot;&quot;)" office:value-type="string" office:string-value="Fizz" calcext:value-type="string">
            <text:p>Fizz</text:p>
          </table:table-cell>
          <table:table-cell table:formula="of:=IF([.C87]=0;&quot;Buzz&quot;;&quot;&quot;)">
            <text:p/>
          </table:table-cell>
          <table:table-cell table:formula="of:=[.D87]&amp;[.E87]" office:value-type="string" office:string-value="Fizz" calcext:value-type="string">
            <text:p>Fizz</text:p>
          </table:table-cell>
          <table:table-cell table:formula="of:=IF(LEN([.$F87])&gt;0; [.$F87]; [.$A87])" office:value-type="string" office:string-value="Fizz" calcext:value-type="string">
            <text:p>Fizz</text:p>
          </table:table-cell>
          <table:table-cell table:formula="of:=&quot;[InlineData(&quot;&amp;[.$A87]&amp;&quot;, &quot;&quot;&quot;&amp;[.$G87]&amp;&quot;&quot;&quot;)]&quot;" office:value-type="string" office:string-value="[InlineData(87, &quot;Fizz&quot;)]" calcext:value-type="string">
            <text:p>[InlineData(87, "Fizz")]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MOD([.$A88];3)" office:value-type="float" office:value="1" calcext:value-type="float">
            <text:p>1</text:p>
          </table:table-cell>
          <table:table-cell table:formula="of:=MOD([.$A88];5)" office:value-type="float" office:value="3" calcext:value-type="float">
            <text:p>3</text:p>
          </table:table-cell>
          <table:table-cell table:formula="of:=IF([.B88]=0;&quot;Fizz&quot;;&quot;&quot;)">
            <text:p/>
          </table:table-cell>
          <table:table-cell table:formula="of:=IF([.C88]=0;&quot;Buzz&quot;;&quot;&quot;)">
            <text:p/>
          </table:table-cell>
          <table:table-cell table:formula="of:=[.D88]&amp;[.E88]">
            <text:p/>
          </table:table-cell>
          <table:table-cell table:formula="of:=IF(LEN([.$F88])&gt;0; [.$F88]; [.$A88])" office:value-type="float" office:value="88" calcext:value-type="float">
            <text:p>88</text:p>
          </table:table-cell>
          <table:table-cell table:formula="of:=&quot;[InlineData(&quot;&amp;[.$A88]&amp;&quot;, &quot;&quot;&quot;&amp;[.$G88]&amp;&quot;&quot;&quot;)]&quot;" office:value-type="string" office:string-value="[InlineData(88, &quot;88&quot;)]" calcext:value-type="string">
            <text:p>[InlineData(88, "88")]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MOD([.$A89];3)" office:value-type="float" office:value="2" calcext:value-type="float">
            <text:p>2</text:p>
          </table:table-cell>
          <table:table-cell table:formula="of:=MOD([.$A89];5)" office:value-type="float" office:value="4" calcext:value-type="float">
            <text:p>4</text:p>
          </table:table-cell>
          <table:table-cell table:formula="of:=IF([.B89]=0;&quot;Fizz&quot;;&quot;&quot;)">
            <text:p/>
          </table:table-cell>
          <table:table-cell table:formula="of:=IF([.C89]=0;&quot;Buzz&quot;;&quot;&quot;)">
            <text:p/>
          </table:table-cell>
          <table:table-cell table:formula="of:=[.D89]&amp;[.E89]">
            <text:p/>
          </table:table-cell>
          <table:table-cell table:formula="of:=IF(LEN([.$F89])&gt;0; [.$F89]; [.$A89])" office:value-type="float" office:value="89" calcext:value-type="float">
            <text:p>89</text:p>
          </table:table-cell>
          <table:table-cell table:formula="of:=&quot;[InlineData(&quot;&amp;[.$A89]&amp;&quot;, &quot;&quot;&quot;&amp;[.$G89]&amp;&quot;&quot;&quot;)]&quot;" office:value-type="string" office:string-value="[InlineData(89, &quot;89&quot;)]" calcext:value-type="string">
            <text:p>[InlineData(89, "89")]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MOD([.$A90];3)" office:value-type="float" office:value="0" calcext:value-type="float">
            <text:p>0</text:p>
          </table:table-cell>
          <table:table-cell table:formula="of:=MOD([.$A90];5)" office:value-type="float" office:value="0" calcext:value-type="float">
            <text:p>0</text:p>
          </table:table-cell>
          <table:table-cell table:formula="of:=IF([.B90]=0;&quot;Fizz&quot;;&quot;&quot;)" office:value-type="string" office:string-value="Fizz" calcext:value-type="string">
            <text:p>Fizz</text:p>
          </table:table-cell>
          <table:table-cell table:formula="of:=IF([.C90]=0;&quot;Buzz&quot;;&quot;&quot;)" office:value-type="string" office:string-value="Buzz" calcext:value-type="string">
            <text:p>Buzz</text:p>
          </table:table-cell>
          <table:table-cell table:formula="of:=[.D90]&amp;[.E90]" office:value-type="string" office:string-value="FizzBuzz" calcext:value-type="string">
            <text:p>FizzBuzz</text:p>
          </table:table-cell>
          <table:table-cell table:formula="of:=IF(LEN([.$F90])&gt;0; [.$F90]; [.$A90])" office:value-type="string" office:string-value="FizzBuzz" calcext:value-type="string">
            <text:p>FizzBuzz</text:p>
          </table:table-cell>
          <table:table-cell table:formula="of:=&quot;[InlineData(&quot;&amp;[.$A90]&amp;&quot;, &quot;&quot;&quot;&amp;[.$G90]&amp;&quot;&quot;&quot;)]&quot;" office:value-type="string" office:string-value="[InlineData(90, &quot;FizzBuzz&quot;)]" calcext:value-type="string">
            <text:p>[InlineData(90, "FizzBuzz")]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MOD([.$A91];3)" office:value-type="float" office:value="1" calcext:value-type="float">
            <text:p>1</text:p>
          </table:table-cell>
          <table:table-cell table:formula="of:=MOD([.$A91];5)" office:value-type="float" office:value="1" calcext:value-type="float">
            <text:p>1</text:p>
          </table:table-cell>
          <table:table-cell table:formula="of:=IF([.B91]=0;&quot;Fizz&quot;;&quot;&quot;)">
            <text:p/>
          </table:table-cell>
          <table:table-cell table:formula="of:=IF([.C91]=0;&quot;Buzz&quot;;&quot;&quot;)">
            <text:p/>
          </table:table-cell>
          <table:table-cell table:formula="of:=[.D91]&amp;[.E91]">
            <text:p/>
          </table:table-cell>
          <table:table-cell table:formula="of:=IF(LEN([.$F91])&gt;0; [.$F91]; [.$A91])" office:value-type="float" office:value="91" calcext:value-type="float">
            <text:p>91</text:p>
          </table:table-cell>
          <table:table-cell table:formula="of:=&quot;[InlineData(&quot;&amp;[.$A91]&amp;&quot;, &quot;&quot;&quot;&amp;[.$G91]&amp;&quot;&quot;&quot;)]&quot;" office:value-type="string" office:string-value="[InlineData(91, &quot;91&quot;)]" calcext:value-type="string">
            <text:p>[InlineData(91, "91")]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MOD([.$A92];3)" office:value-type="float" office:value="2" calcext:value-type="float">
            <text:p>2</text:p>
          </table:table-cell>
          <table:table-cell table:formula="of:=MOD([.$A92];5)" office:value-type="float" office:value="2" calcext:value-type="float">
            <text:p>2</text:p>
          </table:table-cell>
          <table:table-cell table:formula="of:=IF([.B92]=0;&quot;Fizz&quot;;&quot;&quot;)">
            <text:p/>
          </table:table-cell>
          <table:table-cell table:formula="of:=IF([.C92]=0;&quot;Buzz&quot;;&quot;&quot;)">
            <text:p/>
          </table:table-cell>
          <table:table-cell table:formula="of:=[.D92]&amp;[.E92]">
            <text:p/>
          </table:table-cell>
          <table:table-cell table:formula="of:=IF(LEN([.$F92])&gt;0; [.$F92]; [.$A92])" office:value-type="float" office:value="92" calcext:value-type="float">
            <text:p>92</text:p>
          </table:table-cell>
          <table:table-cell table:formula="of:=&quot;[InlineData(&quot;&amp;[.$A92]&amp;&quot;, &quot;&quot;&quot;&amp;[.$G92]&amp;&quot;&quot;&quot;)]&quot;" office:value-type="string" office:string-value="[InlineData(92, &quot;92&quot;)]" calcext:value-type="string">
            <text:p>[InlineData(92, "92")]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MOD([.$A93];3)" office:value-type="float" office:value="0" calcext:value-type="float">
            <text:p>0</text:p>
          </table:table-cell>
          <table:table-cell table:formula="of:=MOD([.$A93];5)" office:value-type="float" office:value="3" calcext:value-type="float">
            <text:p>3</text:p>
          </table:table-cell>
          <table:table-cell table:formula="of:=IF([.B93]=0;&quot;Fizz&quot;;&quot;&quot;)" office:value-type="string" office:string-value="Fizz" calcext:value-type="string">
            <text:p>Fizz</text:p>
          </table:table-cell>
          <table:table-cell table:formula="of:=IF([.C93]=0;&quot;Buzz&quot;;&quot;&quot;)">
            <text:p/>
          </table:table-cell>
          <table:table-cell table:formula="of:=[.D93]&amp;[.E93]" office:value-type="string" office:string-value="Fizz" calcext:value-type="string">
            <text:p>Fizz</text:p>
          </table:table-cell>
          <table:table-cell table:formula="of:=IF(LEN([.$F93])&gt;0; [.$F93]; [.$A93])" office:value-type="string" office:string-value="Fizz" calcext:value-type="string">
            <text:p>Fizz</text:p>
          </table:table-cell>
          <table:table-cell table:formula="of:=&quot;[InlineData(&quot;&amp;[.$A93]&amp;&quot;, &quot;&quot;&quot;&amp;[.$G93]&amp;&quot;&quot;&quot;)]&quot;" office:value-type="string" office:string-value="[InlineData(93, &quot;Fizz&quot;)]" calcext:value-type="string">
            <text:p>[InlineData(93, "Fizz")]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MOD([.$A94];3)" office:value-type="float" office:value="1" calcext:value-type="float">
            <text:p>1</text:p>
          </table:table-cell>
          <table:table-cell table:formula="of:=MOD([.$A94];5)" office:value-type="float" office:value="4" calcext:value-type="float">
            <text:p>4</text:p>
          </table:table-cell>
          <table:table-cell table:formula="of:=IF([.B94]=0;&quot;Fizz&quot;;&quot;&quot;)">
            <text:p/>
          </table:table-cell>
          <table:table-cell table:formula="of:=IF([.C94]=0;&quot;Buzz&quot;;&quot;&quot;)">
            <text:p/>
          </table:table-cell>
          <table:table-cell table:formula="of:=[.D94]&amp;[.E94]">
            <text:p/>
          </table:table-cell>
          <table:table-cell table:formula="of:=IF(LEN([.$F94])&gt;0; [.$F94]; [.$A94])" office:value-type="float" office:value="94" calcext:value-type="float">
            <text:p>94</text:p>
          </table:table-cell>
          <table:table-cell table:formula="of:=&quot;[InlineData(&quot;&amp;[.$A94]&amp;&quot;, &quot;&quot;&quot;&amp;[.$G94]&amp;&quot;&quot;&quot;)]&quot;" office:value-type="string" office:string-value="[InlineData(94, &quot;94&quot;)]" calcext:value-type="string">
            <text:p>[InlineData(94, "94")]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MOD([.$A95];3)" office:value-type="float" office:value="2" calcext:value-type="float">
            <text:p>2</text:p>
          </table:table-cell>
          <table:table-cell table:formula="of:=MOD([.$A95];5)" office:value-type="float" office:value="0" calcext:value-type="float">
            <text:p>0</text:p>
          </table:table-cell>
          <table:table-cell table:formula="of:=IF([.B95]=0;&quot;Fizz&quot;;&quot;&quot;)">
            <text:p/>
          </table:table-cell>
          <table:table-cell table:formula="of:=IF([.C95]=0;&quot;Buzz&quot;;&quot;&quot;)" office:value-type="string" office:string-value="Buzz" calcext:value-type="string">
            <text:p>Buzz</text:p>
          </table:table-cell>
          <table:table-cell table:formula="of:=[.D95]&amp;[.E95]" office:value-type="string" office:string-value="Buzz" calcext:value-type="string">
            <text:p>Buzz</text:p>
          </table:table-cell>
          <table:table-cell table:formula="of:=IF(LEN([.$F95])&gt;0; [.$F95]; [.$A95])" office:value-type="string" office:string-value="Buzz" calcext:value-type="string">
            <text:p>Buzz</text:p>
          </table:table-cell>
          <table:table-cell table:formula="of:=&quot;[InlineData(&quot;&amp;[.$A95]&amp;&quot;, &quot;&quot;&quot;&amp;[.$G95]&amp;&quot;&quot;&quot;)]&quot;" office:value-type="string" office:string-value="[InlineData(95, &quot;Buzz&quot;)]" calcext:value-type="string">
            <text:p>[InlineData(95, "Buzz")]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MOD([.$A96];3)" office:value-type="float" office:value="0" calcext:value-type="float">
            <text:p>0</text:p>
          </table:table-cell>
          <table:table-cell table:formula="of:=MOD([.$A96];5)" office:value-type="float" office:value="1" calcext:value-type="float">
            <text:p>1</text:p>
          </table:table-cell>
          <table:table-cell table:formula="of:=IF([.B96]=0;&quot;Fizz&quot;;&quot;&quot;)" office:value-type="string" office:string-value="Fizz" calcext:value-type="string">
            <text:p>Fizz</text:p>
          </table:table-cell>
          <table:table-cell table:formula="of:=IF([.C96]=0;&quot;Buzz&quot;;&quot;&quot;)">
            <text:p/>
          </table:table-cell>
          <table:table-cell table:formula="of:=[.D96]&amp;[.E96]" office:value-type="string" office:string-value="Fizz" calcext:value-type="string">
            <text:p>Fizz</text:p>
          </table:table-cell>
          <table:table-cell table:formula="of:=IF(LEN([.$F96])&gt;0; [.$F96]; [.$A96])" office:value-type="string" office:string-value="Fizz" calcext:value-type="string">
            <text:p>Fizz</text:p>
          </table:table-cell>
          <table:table-cell table:formula="of:=&quot;[InlineData(&quot;&amp;[.$A96]&amp;&quot;, &quot;&quot;&quot;&amp;[.$G96]&amp;&quot;&quot;&quot;)]&quot;" office:value-type="string" office:string-value="[InlineData(96, &quot;Fizz&quot;)]" calcext:value-type="string">
            <text:p>[InlineData(96, "Fizz")]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MOD([.$A97];3)" office:value-type="float" office:value="1" calcext:value-type="float">
            <text:p>1</text:p>
          </table:table-cell>
          <table:table-cell table:formula="of:=MOD([.$A97];5)" office:value-type="float" office:value="2" calcext:value-type="float">
            <text:p>2</text:p>
          </table:table-cell>
          <table:table-cell table:formula="of:=IF([.B97]=0;&quot;Fizz&quot;;&quot;&quot;)">
            <text:p/>
          </table:table-cell>
          <table:table-cell table:formula="of:=IF([.C97]=0;&quot;Buzz&quot;;&quot;&quot;)">
            <text:p/>
          </table:table-cell>
          <table:table-cell table:formula="of:=[.D97]&amp;[.E97]">
            <text:p/>
          </table:table-cell>
          <table:table-cell table:formula="of:=IF(LEN([.$F97])&gt;0; [.$F97]; [.$A97])" office:value-type="float" office:value="97" calcext:value-type="float">
            <text:p>97</text:p>
          </table:table-cell>
          <table:table-cell table:formula="of:=&quot;[InlineData(&quot;&amp;[.$A97]&amp;&quot;, &quot;&quot;&quot;&amp;[.$G97]&amp;&quot;&quot;&quot;)]&quot;" office:value-type="string" office:string-value="[InlineData(97, &quot;97&quot;)]" calcext:value-type="string">
            <text:p>[InlineData(97, "97")]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MOD([.$A98];3)" office:value-type="float" office:value="2" calcext:value-type="float">
            <text:p>2</text:p>
          </table:table-cell>
          <table:table-cell table:formula="of:=MOD([.$A98];5)" office:value-type="float" office:value="3" calcext:value-type="float">
            <text:p>3</text:p>
          </table:table-cell>
          <table:table-cell table:formula="of:=IF([.B98]=0;&quot;Fizz&quot;;&quot;&quot;)">
            <text:p/>
          </table:table-cell>
          <table:table-cell table:formula="of:=IF([.C98]=0;&quot;Buzz&quot;;&quot;&quot;)">
            <text:p/>
          </table:table-cell>
          <table:table-cell table:formula="of:=[.D98]&amp;[.E98]">
            <text:p/>
          </table:table-cell>
          <table:table-cell table:formula="of:=IF(LEN([.$F98])&gt;0; [.$F98]; [.$A98])" office:value-type="float" office:value="98" calcext:value-type="float">
            <text:p>98</text:p>
          </table:table-cell>
          <table:table-cell table:formula="of:=&quot;[InlineData(&quot;&amp;[.$A98]&amp;&quot;, &quot;&quot;&quot;&amp;[.$G98]&amp;&quot;&quot;&quot;)]&quot;" office:value-type="string" office:string-value="[InlineData(98, &quot;98&quot;)]" calcext:value-type="string">
            <text:p>[InlineData(98, "98")]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MOD([.$A99];3)" office:value-type="float" office:value="0" calcext:value-type="float">
            <text:p>0</text:p>
          </table:table-cell>
          <table:table-cell table:formula="of:=MOD([.$A99];5)" office:value-type="float" office:value="4" calcext:value-type="float">
            <text:p>4</text:p>
          </table:table-cell>
          <table:table-cell table:formula="of:=IF([.B99]=0;&quot;Fizz&quot;;&quot;&quot;)" office:value-type="string" office:string-value="Fizz" calcext:value-type="string">
            <text:p>Fizz</text:p>
          </table:table-cell>
          <table:table-cell table:formula="of:=IF([.C99]=0;&quot;Buzz&quot;;&quot;&quot;)">
            <text:p/>
          </table:table-cell>
          <table:table-cell table:formula="of:=[.D99]&amp;[.E99]" office:value-type="string" office:string-value="Fizz" calcext:value-type="string">
            <text:p>Fizz</text:p>
          </table:table-cell>
          <table:table-cell table:formula="of:=IF(LEN([.$F99])&gt;0; [.$F99]; [.$A99])" office:value-type="string" office:string-value="Fizz" calcext:value-type="string">
            <text:p>Fizz</text:p>
          </table:table-cell>
          <table:table-cell table:formula="of:=&quot;[InlineData(&quot;&amp;[.$A99]&amp;&quot;, &quot;&quot;&quot;&amp;[.$G99]&amp;&quot;&quot;&quot;)]&quot;" office:value-type="string" office:string-value="[InlineData(99, &quot;Fizz&quot;)]" calcext:value-type="string">
            <text:p>[InlineData(99, "Fizz")]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MOD([.$A100];3)" office:value-type="float" office:value="1" calcext:value-type="float">
            <text:p>1</text:p>
          </table:table-cell>
          <table:table-cell table:formula="of:=MOD([.$A100];5)" office:value-type="float" office:value="0" calcext:value-type="float">
            <text:p>0</text:p>
          </table:table-cell>
          <table:table-cell table:formula="of:=IF([.B100]=0;&quot;Fizz&quot;;&quot;&quot;)">
            <text:p/>
          </table:table-cell>
          <table:table-cell table:formula="of:=IF([.C100]=0;&quot;Buzz&quot;;&quot;&quot;)" office:value-type="string" office:string-value="Buzz" calcext:value-type="string">
            <text:p>Buzz</text:p>
          </table:table-cell>
          <table:table-cell table:formula="of:=[.D100]&amp;[.E100]" office:value-type="string" office:string-value="Buzz" calcext:value-type="string">
            <text:p>Buzz</text:p>
          </table:table-cell>
          <table:table-cell table:formula="of:=IF(LEN([.$F100])&gt;0; [.$F100]; [.$A100])" office:value-type="string" office:string-value="Buzz" calcext:value-type="string">
            <text:p>Buzz</text:p>
          </table:table-cell>
          <table:table-cell table:formula="of:=&quot;[InlineData(&quot;&amp;[.$A100]&amp;&quot;, &quot;&quot;&quot;&amp;[.$G100]&amp;&quot;&quot;&quot;)]&quot;" office:value-type="string" office:string-value="[InlineData(100, &quot;Buzz&quot;)]" calcext:value-type="string">
            <text:p>[InlineData(100, "Buzz")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6:50:57.724307746</meta:creation-date>
    <meta:generator>LibreOffice/6.0.6.2$Linux_X86_64 LibreOffice_project/00m0$Build-2</meta:generator>
    <dc:date>2019-01-02T16:59:51.260364744</dc:date>
    <meta:editing-duration>PT8M54S</meta:editing-duration>
    <meta:editing-cycles>2</meta:editing-cycles>
    <meta:document-statistic meta:table-count="1" meta:cell-count="800" meta:object-count="0"/>
  </office:meta>
</office:document-meta>
</file>